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68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650.25" calcext:value-type="float">
            <text:p>1650.25</text:p>
          </table:table-cell>
          <table:table-cell office:value-type="float" office:value="1093.436288" calcext:value-type="float">
            <text:p>1093.436288</text:p>
          </table:table-cell>
          <table:table-cell office:value-type="float" office:value="2247.75" calcext:value-type="float">
            <text:p>2247.75</text:p>
          </table:table-cell>
          <table:table-cell office:value-type="float" office:value="58.65364439" calcext:value-type="float">
            <text:p>58.65364439</text:p>
          </table:table-cell>
          <table:table-cell office:value-type="float" office:value="2413" calcext:value-type="float">
            <text:p>2413</text:p>
          </table:table-cell>
          <table:table-cell office:value-type="float" office:value="51.09468335" calcext:value-type="float">
            <text:p>51.09468335</text:p>
          </table:table-cell>
          <table:table-cell office:value-type="float" office:value="2332.5" calcext:value-type="float">
            <text:p>2332.5</text:p>
          </table:table-cell>
          <table:table-cell office:value-type="float" office:value="96.23062576" calcext:value-type="float">
            <text:p>96.23062576</text:p>
          </table:table-cell>
        </table:table-row>
        <table:table-row table:style-name="ro1">
          <table:table-cell office:value-type="float" office:value="1600.25" calcext:value-type="float">
            <text:p>1600.25</text:p>
          </table:table-cell>
          <table:table-cell office:value-type="float" office:value="1019.824617" calcext:value-type="float">
            <text:p>1019.824617</text:p>
          </table:table-cell>
          <table:table-cell office:value-type="float" office:value="2188.25" calcext:value-type="float">
            <text:p>2188.25</text:p>
          </table:table-cell>
          <table:table-cell office:value-type="float" office:value="31.53173005" calcext:value-type="float">
            <text:p>31.53173005</text:p>
          </table:table-cell>
          <table:table-cell office:value-type="float" office:value="2250.75" calcext:value-type="float">
            <text:p>2250.75</text:p>
          </table:table-cell>
          <table:table-cell office:value-type="float" office:value="39.54217158" calcext:value-type="float">
            <text:p>39.54217158</text:p>
          </table:table-cell>
          <table:table-cell office:value-type="float" office:value="2176" calcext:value-type="float">
            <text:p>2176</text:p>
          </table:table-cell>
          <table:table-cell office:value-type="float" office:value="111.5287706" calcext:value-type="float">
            <text:p>111.528770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70.7430144" calcext:value-type="float">
            <text:p>970.7430144</text:p>
          </table:table-cell>
          <table:table-cell office:value-type="float" office:value="2152.25" calcext:value-type="float">
            <text:p>2152.25</text:p>
          </table:table-cell>
          <table:table-cell office:value-type="float" office:value="19.58528359" calcext:value-type="float">
            <text:p>19.58528359</text:p>
          </table:table-cell>
          <table:table-cell office:value-type="float" office:value="2163" calcext:value-type="float">
            <text:p>2163</text:p>
          </table:table-cell>
          <table:table-cell office:value-type="float" office:value="39.04698025" calcext:value-type="float">
            <text:p>39.04698025</text:p>
          </table:table-cell>
          <table:table-cell office:value-type="float" office:value="2115" calcext:value-type="float">
            <text:p>2115</text:p>
          </table:table-cell>
          <table:table-cell office:value-type="float" office:value="111.6273563" calcext:value-type="float">
            <text:p>111.6273563</text:p>
          </table:table-cell>
        </table:table-row>
        <table:table-row table:style-name="ro1">
          <table:table-cell office:value-type="float" office:value="1582.5" calcext:value-type="float">
            <text:p>1582.5</text:p>
          </table:table-cell>
          <table:table-cell office:value-type="float" office:value="928.7778708" calcext:value-type="float">
            <text:p>928.7778708</text:p>
          </table:table-cell>
          <table:table-cell office:value-type="float" office:value="2125.75" calcext:value-type="float">
            <text:p>2125.75</text:p>
          </table:table-cell>
          <table:table-cell office:value-type="float" office:value="19.22455028" calcext:value-type="float">
            <text:p>19.22455028</text:p>
          </table:table-cell>
          <table:table-cell office:value-type="float" office:value="2098.5" calcext:value-type="float">
            <text:p>2098.5</text:p>
          </table:table-cell>
          <table:table-cell office:value-type="float" office:value="39.66946769" calcext:value-type="float">
            <text:p>39.66946769</text:p>
          </table:table-cell>
          <table:table-cell office:value-type="float" office:value="2076" calcext:value-type="float">
            <text:p>2076</text:p>
          </table:table-cell>
          <table:table-cell office:value-type="float" office:value="111.0525401" calcext:value-type="float">
            <text:p>111.0525401</text:p>
          </table:table-cell>
        </table:table-row>
        <table:table-row table:style-name="ro1">
          <table:table-cell office:value-type="float" office:value="1582.5" calcext:value-type="float">
            <text:p>1582.5</text:p>
          </table:table-cell>
          <table:table-cell office:value-type="float" office:value="889.1169777" calcext:value-type="float">
            <text:p>889.1169777</text:p>
          </table:table-cell>
          <table:table-cell office:value-type="float" office:value="2106.25" calcext:value-type="float">
            <text:p>2106.25</text:p>
          </table:table-cell>
          <table:table-cell office:value-type="float" office:value="17.80215343" calcext:value-type="float">
            <text:p>17.80215343</text:p>
          </table:table-cell>
          <table:table-cell office:value-type="float" office:value="2044" calcext:value-type="float">
            <text:p>2044</text:p>
          </table:table-cell>
          <table:table-cell office:value-type="float" office:value="39.55586766" calcext:value-type="float">
            <text:p>39.55586766</text:p>
          </table:table-cell>
          <table:table-cell office:value-type="float" office:value="2047" calcext:value-type="float">
            <text:p>2047</text:p>
          </table:table-cell>
          <table:table-cell office:value-type="float" office:value="109.3953076" calcext:value-type="float">
            <text:p>109.3953076</text:p>
          </table:table-cell>
        </table:table-row>
        <table:table-row table:style-name="ro1">
          <table:table-cell office:value-type="float" office:value="1583.75" calcext:value-type="float">
            <text:p>1583.75</text:p>
          </table:table-cell>
          <table:table-cell office:value-type="float" office:value="850.1566032" calcext:value-type="float">
            <text:p>850.1566032</text:p>
          </table:table-cell>
          <table:table-cell office:value-type="float" office:value="2090.25" calcext:value-type="float">
            <text:p>2090.25</text:p>
          </table:table-cell>
          <table:table-cell office:value-type="float" office:value="16.5" calcext:value-type="float">
            <text:p>16.5</text:p>
          </table:table-cell>
          <table:table-cell office:value-type="float" office:value="1997.25" calcext:value-type="float">
            <text:p>1997.25</text:p>
          </table:table-cell>
          <table:table-cell office:value-type="float" office:value="41.52408939" calcext:value-type="float">
            <text:p>41.52408939</text:p>
          </table:table-cell>
          <table:table-cell office:value-type="float" office:value="2025.25" calcext:value-type="float">
            <text:p>2025.25</text:p>
          </table:table-cell>
          <table:table-cell office:value-type="float" office:value="108.0104162" calcext:value-type="float">
            <text:p>108.0104162</text:p>
          </table:table-cell>
        </table:table-row>
        <table:table-row table:style-name="ro1">
          <table:table-cell office:value-type="float" office:value="1587.75" calcext:value-type="float">
            <text:p>1587.75</text:p>
          </table:table-cell>
          <table:table-cell office:value-type="float" office:value="813.0286485" calcext:value-type="float">
            <text:p>813.0286485</text:p>
          </table:table-cell>
          <table:table-cell office:value-type="float" office:value="2074.5" calcext:value-type="float">
            <text:p>2074.5</text:p>
          </table:table-cell>
          <table:table-cell office:value-type="float" office:value="15.80084386" calcext:value-type="float">
            <text:p>15.80084386</text:p>
          </table:table-cell>
          <table:table-cell office:value-type="float" office:value="1955" calcext:value-type="float">
            <text:p>1955</text:p>
          </table:table-cell>
          <table:table-cell office:value-type="float" office:value="43.04261454" calcext:value-type="float">
            <text:p>43.04261454</text:p>
          </table:table-cell>
          <table:table-cell office:value-type="float" office:value="2008" calcext:value-type="float">
            <text:p>2008</text:p>
          </table:table-cell>
          <table:table-cell office:value-type="float" office:value="107.6320894" calcext:value-type="float">
            <text:p>107.632089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77.5272771" calcext:value-type="float">
            <text:p>777.5272771</text:p>
          </table:table-cell>
          <table:table-cell office:value-type="float" office:value="2061" calcext:value-type="float">
            <text:p>2061</text:p>
          </table:table-cell>
          <table:table-cell office:value-type="float" office:value="15.42724862" calcext:value-type="float">
            <text:p>15.42724862</text:p>
          </table:table-cell>
          <table:table-cell office:value-type="float" office:value="1917.5" calcext:value-type="float">
            <text:p>1917.5</text:p>
          </table:table-cell>
          <table:table-cell office:value-type="float" office:value="46.00362305" calcext:value-type="float">
            <text:p>46.00362305</text:p>
          </table:table-cell>
          <table:table-cell office:value-type="float" office:value="1991" calcext:value-type="float">
            <text:p>1991</text:p>
          </table:table-cell>
          <table:table-cell office:value-type="float" office:value="107.3095212" calcext:value-type="float">
            <text:p>107.3095212</text:p>
          </table:table-cell>
        </table:table-row>
        <table:table-row table:style-name="ro1">
          <table:table-cell office:value-type="float" office:value="1600.75" calcext:value-type="float">
            <text:p>1600.75</text:p>
          </table:table-cell>
          <table:table-cell office:value-type="float" office:value="742.3239971" calcext:value-type="float">
            <text:p>742.3239971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15.2616076" calcext:value-type="float">
            <text:p>15.2616076</text:p>
          </table:table-cell>
          <table:table-cell office:value-type="float" office:value="1881.5" calcext:value-type="float">
            <text:p>1881.5</text:p>
          </table:table-cell>
          <table:table-cell office:value-type="float" office:value="45.79301257" calcext:value-type="float">
            <text:p>45.79301257</text:p>
          </table:table-cell>
          <table:table-cell office:value-type="float" office:value="1976.5" calcext:value-type="float">
            <text:p>1976.5</text:p>
          </table:table-cell>
          <table:table-cell office:value-type="float" office:value="106.6286391" calcext:value-type="float">
            <text:p>106.6286391</text:p>
          </table:table-cell>
        </table:table-row>
        <table:table-row table:style-name="ro1">
          <table:table-cell office:value-type="float" office:value="1608.25" calcext:value-type="float">
            <text:p>1608.25</text:p>
          </table:table-cell>
          <table:table-cell office:value-type="float" office:value="707.5414593" calcext:value-type="float">
            <text:p>707.5414593</text:p>
          </table:table-cell>
          <table:table-cell office:value-type="float" office:value="2035.75" calcext:value-type="float">
            <text:p>2035.75</text:p>
          </table:table-cell>
          <table:table-cell office:value-type="float" office:value="14.93039406" calcext:value-type="float">
            <text:p>14.93039406</text:p>
          </table:table-cell>
          <table:table-cell office:value-type="float" office:value="1848.75" calcext:value-type="float">
            <text:p>1848.75</text:p>
          </table:table-cell>
          <table:table-cell office:value-type="float" office:value="47.61914881" calcext:value-type="float">
            <text:p>47.61914881</text:p>
          </table:table-cell>
          <table:table-cell office:value-type="float" office:value="1964" calcext:value-type="float">
            <text:p>1964</text:p>
          </table:table-cell>
          <table:table-cell office:value-type="float" office:value="106.505086" calcext:value-type="float">
            <text:p>106.505086</text:p>
          </table:table-cell>
        </table:table-row>
        <table:table-row table:style-name="ro1">
          <table:table-cell office:value-type="float" office:value="1617.5" calcext:value-type="float">
            <text:p>1617.5</text:p>
          </table:table-cell>
          <table:table-cell office:value-type="float" office:value="674.0116221" calcext:value-type="float">
            <text:p>674.0116221</text:p>
          </table:table-cell>
          <table:table-cell office:value-type="float" office:value="2024.75" calcext:value-type="float">
            <text:p>2024.75</text:p>
          </table:table-cell>
          <table:table-cell office:value-type="float" office:value="14.45394986" calcext:value-type="float">
            <text:p>14.45394986</text:p>
          </table:table-cell>
          <table:table-cell office:value-type="float" office:value="1817.5" calcext:value-type="float">
            <text:p>1817.5</text:p>
          </table:table-cell>
          <table:table-cell office:value-type="float" office:value="48.18367635" calcext:value-type="float">
            <text:p>48.18367635</text:p>
          </table:table-cell>
          <table:table-cell office:value-type="float" office:value="1953.25" calcext:value-type="float">
            <text:p>1953.25</text:p>
          </table:table-cell>
          <table:table-cell office:value-type="float" office:value="105.3830315" calcext:value-type="float">
            <text:p>105.3830315</text:p>
          </table:table-cell>
        </table:table-row>
        <table:table-row table:style-name="ro1">
          <table:table-cell office:value-type="float" office:value="1626.5" calcext:value-type="float">
            <text:p>1626.5</text:p>
          </table:table-cell>
          <table:table-cell office:value-type="float" office:value="640.3319452" calcext:value-type="float">
            <text:p>640.3319452</text:p>
          </table:table-cell>
          <table:table-cell office:value-type="float" office:value="2014.75" calcext:value-type="float">
            <text:p>2014.75</text:p>
          </table:table-cell>
          <table:table-cell office:value-type="float" office:value="13.72042273" calcext:value-type="float">
            <text:p>13.72042273</text:p>
          </table:table-cell>
          <table:table-cell office:value-type="float" office:value="1788.25" calcext:value-type="float">
            <text:p>1788.25</text:p>
          </table:table-cell>
          <table:table-cell office:value-type="float" office:value="47.71006183" calcext:value-type="float">
            <text:p>47.71006183</text:p>
          </table:table-cell>
          <table:table-cell office:value-type="float" office:value="1943.25" calcext:value-type="float">
            <text:p>1943.25</text:p>
          </table:table-cell>
          <table:table-cell office:value-type="float" office:value="104.8661846" calcext:value-type="float">
            <text:p>104.8661846</text:p>
          </table:table-cell>
        </table:table-row>
        <table:table-row table:style-name="ro1">
          <table:table-cell office:value-type="float" office:value="1636.75" calcext:value-type="float">
            <text:p>1636.75</text:p>
          </table:table-cell>
          <table:table-cell office:value-type="float" office:value="607.3331733" calcext:value-type="float">
            <text:p>607.3331733</text:p>
          </table:table-cell>
          <table:table-cell office:value-type="float" office:value="2004.25" calcext:value-type="float">
            <text:p>2004.25</text:p>
          </table:table-cell>
          <table:table-cell office:value-type="float" office:value="12.97112177" calcext:value-type="float">
            <text:p>12.97112177</text:p>
          </table:table-cell>
          <table:table-cell office:value-type="float" office:value="1759.75" calcext:value-type="float">
            <text:p>1759.75</text:p>
          </table:table-cell>
          <table:table-cell office:value-type="float" office:value="46.60025036" calcext:value-type="float">
            <text:p>46.60025036</text:p>
          </table:table-cell>
          <table:table-cell office:value-type="float" office:value="1936" calcext:value-type="float">
            <text:p>1936</text:p>
          </table:table-cell>
          <table:table-cell office:value-type="float" office:value="104.2433051" calcext:value-type="float">
            <text:p>104.2433051</text:p>
          </table:table-cell>
        </table:table-row>
        <table:table-row table:style-name="ro1">
          <table:table-cell office:value-type="float" office:value="1647.5" calcext:value-type="float">
            <text:p>1647.5</text:p>
          </table:table-cell>
          <table:table-cell office:value-type="float" office:value="574.8422972" calcext:value-type="float">
            <text:p>574.8422972</text:p>
          </table:table-cell>
          <table:table-cell office:value-type="float" office:value="1994.25" calcext:value-type="float">
            <text:p>1994.25</text:p>
          </table:table-cell>
          <table:table-cell office:value-type="float" office:value="13.20037878" calcext:value-type="float">
            <text:p>13.20037878</text:p>
          </table:table-cell>
          <table:table-cell office:value-type="float" office:value="1732" calcext:value-type="float">
            <text:p>1732</text:p>
          </table:table-cell>
          <table:table-cell office:value-type="float" office:value="46.20245304" calcext:value-type="float">
            <text:p>46.20245304</text:p>
          </table:table-cell>
          <table:table-cell office:value-type="float" office:value="1926.75" calcext:value-type="float">
            <text:p>1926.75</text:p>
          </table:table-cell>
          <table:table-cell office:value-type="float" office:value="103.9627337" calcext:value-type="float">
            <text:p>103.9627337</text:p>
          </table:table-cell>
        </table:table-row>
        <table:table-row table:style-name="ro1">
          <table:table-cell office:value-type="float" office:value="1658.5" calcext:value-type="float">
            <text:p>1658.5</text:p>
          </table:table-cell>
          <table:table-cell office:value-type="float" office:value="542.3519767" calcext:value-type="float">
            <text:p>542.3519767</text:p>
          </table:table-cell>
          <table:table-cell office:value-type="float" office:value="1984.25" calcext:value-type="float">
            <text:p>1984.25</text:p>
          </table:table-cell>
          <table:table-cell office:value-type="float" office:value="13.45052663" calcext:value-type="float">
            <text:p>13.45052663</text:p>
          </table:table-cell>
          <table:table-cell office:value-type="float" office:value="1706" calcext:value-type="float">
            <text:p>1706</text:p>
          </table:table-cell>
          <table:table-cell office:value-type="float" office:value="45.14421336" calcext:value-type="float">
            <text:p>45.14421336</text:p>
          </table:table-cell>
          <table:table-cell office:value-type="float" office:value="1920.5" calcext:value-type="float">
            <text:p>1920.5</text:p>
          </table:table-cell>
          <table:table-cell office:value-type="float" office:value="103.9438951" calcext:value-type="float">
            <text:p>103.9438951</text:p>
          </table:table-cell>
        </table:table-row>
        <table:table-row table:style-name="ro1">
          <table:table-cell office:value-type="float" office:value="1669.75" calcext:value-type="float">
            <text:p>1669.75</text:p>
          </table:table-cell>
          <table:table-cell office:value-type="float" office:value="510.3158336" calcext:value-type="float">
            <text:p>510.3158336</text:p>
          </table:table-cell>
          <table:table-cell office:value-type="float" office:value="1976.75" calcext:value-type="float">
            <text:p>1976.75</text:p>
          </table:table-cell>
          <table:table-cell office:value-type="float" office:value="14.52297031" calcext:value-type="float">
            <text:p>14.52297031</text:p>
          </table:table-cell>
          <table:table-cell office:value-type="float" office:value="1682.5" calcext:value-type="float">
            <text:p>1682.5</text:p>
          </table:table-cell>
          <table:table-cell office:value-type="float" office:value="46.62259824" calcext:value-type="float">
            <text:p>46.62259824</text:p>
          </table:table-cell>
          <table:table-cell office:value-type="float" office:value="1913" calcext:value-type="float">
            <text:p>1913</text:p>
          </table:table-cell>
          <table:table-cell office:value-type="float" office:value="103.1988372" calcext:value-type="float">
            <text:p>103.1988372</text:p>
          </table:table-cell>
        </table:table-row>
        <table:table-row table:style-name="ro1">
          <table:table-cell office:value-type="float" office:value="1681.75" calcext:value-type="float">
            <text:p>1681.75</text:p>
          </table:table-cell>
          <table:table-cell office:value-type="float" office:value="478.6497502" calcext:value-type="float">
            <text:p>478.6497502</text:p>
          </table:table-cell>
          <table:table-cell office:value-type="float" office:value="1969" calcext:value-type="float">
            <text:p>1969</text:p>
          </table:table-cell>
          <table:table-cell office:value-type="float" office:value="14.16568624" calcext:value-type="float">
            <text:p>14.16568624</text:p>
          </table:table-cell>
          <table:table-cell office:value-type="float" office:value="1659.75" calcext:value-type="float">
            <text:p>1659.75</text:p>
          </table:table-cell>
          <table:table-cell office:value-type="float" office:value="46.42826007" calcext:value-type="float">
            <text:p>46.42826007</text:p>
          </table:table-cell>
          <table:table-cell office:value-type="float" office:value="1907" calcext:value-type="float">
            <text:p>1907</text:p>
          </table:table-cell>
          <table:table-cell office:value-type="float" office:value="103.2375901" calcext:value-type="float">
            <text:p>103.2375901</text:p>
          </table:table-cell>
        </table:table-row>
        <table:table-row table:style-name="ro1">
          <table:table-cell office:value-type="float" office:value="1693.5" calcext:value-type="float">
            <text:p>1693.5</text:p>
          </table:table-cell>
          <table:table-cell office:value-type="float" office:value="446.8829079" calcext:value-type="float">
            <text:p>446.8829079</text:p>
          </table:table-cell>
          <table:table-cell office:value-type="float" office:value="1960.75" calcext:value-type="float">
            <text:p>1960.75</text:p>
          </table:table-cell>
          <table:table-cell office:value-type="float" office:value="13.96125591" calcext:value-type="float">
            <text:p>13.96125591</text:p>
          </table:table-cell>
          <table:table-cell office:value-type="float" office:value="1637" calcext:value-type="float">
            <text:p>1637</text:p>
          </table:table-cell>
          <table:table-cell office:value-type="float" office:value="47.07440918" calcext:value-type="float">
            <text:p>47.07440918</text:p>
          </table:table-cell>
          <table:table-cell office:value-type="float" office:value="1902" calcext:value-type="float">
            <text:p>1902</text:p>
          </table:table-cell>
          <table:table-cell office:value-type="float" office:value="103.4504712" calcext:value-type="float">
            <text:p>103.450471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15.1216689" calcext:value-type="float">
            <text:p>415.1216689</text:p>
          </table:table-cell>
          <table:table-cell office:value-type="float" office:value="1954" calcext:value-type="float">
            <text:p>1954</text:p>
          </table:table-cell>
          <table:table-cell office:value-type="float" office:value="15.1217283" calcext:value-type="float">
            <text:p>15.1217283</text:p>
          </table:table-cell>
          <table:table-cell office:value-type="float" office:value="1615" calcext:value-type="float">
            <text:p>1615</text:p>
          </table:table-cell>
          <table:table-cell office:value-type="float" office:value="47.02481614" calcext:value-type="float">
            <text:p>47.02481614</text:p>
          </table:table-cell>
          <table:table-cell office:value-type="float" office:value="1896.75" calcext:value-type="float">
            <text:p>1896.75</text:p>
          </table:table-cell>
          <table:table-cell office:value-type="float" office:value="103.8055072" calcext:value-type="float">
            <text:p>103.8055072</text:p>
          </table:table-cell>
        </table:table-row>
        <table:table-row table:style-name="ro1">
          <table:table-cell office:value-type="float" office:value="1719.25" calcext:value-type="float">
            <text:p>1719.25</text:p>
          </table:table-cell>
          <table:table-cell office:value-type="float" office:value="385.124547" calcext:value-type="float">
            <text:p>385.124547</text:p>
          </table:table-cell>
          <table:table-cell office:value-type="float" office:value="1949.5" calcext:value-type="float">
            <text:p>1949.5</text:p>
          </table:table-cell>
          <table:table-cell office:value-type="float" office:value="15.15475723" calcext:value-type="float">
            <text:p>15.15475723</text:p>
          </table:table-cell>
          <table:table-cell office:value-type="float" office:value="1595.75" calcext:value-type="float">
            <text:p>1595.75</text:p>
          </table:table-cell>
          <table:table-cell office:value-type="float" office:value="45.85756935" calcext:value-type="float">
            <text:p>45.85756935</text:p>
          </table:table-cell>
          <table:table-cell office:value-type="float" office:value="1893.25" calcext:value-type="float">
            <text:p>1893.25</text:p>
          </table:table-cell>
          <table:table-cell office:value-type="float" office:value="102.3958821" calcext:value-type="float">
            <text:p>102.3958821</text:p>
          </table:table-cell>
        </table:table-row>
        <table:table-row table:style-name="ro1">
          <table:table-cell office:value-type="float" office:value="1731.25" calcext:value-type="float">
            <text:p>1731.25</text:p>
          </table:table-cell>
          <table:table-cell office:value-type="float" office:value="353.8025579" calcext:value-type="float">
            <text:p>353.8025579</text:p>
          </table:table-cell>
          <table:table-cell office:value-type="float" office:value="1942.5" calcext:value-type="float">
            <text:p>1942.5</text:p>
          </table:table-cell>
          <table:table-cell office:value-type="float" office:value="15.15475723" calcext:value-type="float">
            <text:p>15.15475723</text:p>
          </table:table-cell>
          <table:table-cell office:value-type="float" office:value="1575.75" calcext:value-type="float">
            <text:p>1575.75</text:p>
          </table:table-cell>
          <table:table-cell office:value-type="float" office:value="45.87937082" calcext:value-type="float">
            <text:p>45.87937082</text:p>
          </table:table-cell>
          <table:table-cell office:value-type="float" office:value="1888.5" calcext:value-type="float">
            <text:p>1888.5</text:p>
          </table:table-cell>
          <table:table-cell office:value-type="float" office:value="102.4385995" calcext:value-type="float">
            <text:p>102.4385995</text:p>
          </table:table-cell>
        </table:table-row>
        <table:table-row table:style-name="ro1">
          <table:table-cell office:value-type="float" office:value="1742.75" calcext:value-type="float">
            <text:p>1742.75</text:p>
          </table:table-cell>
          <table:table-cell office:value-type="float" office:value="322.2021881" calcext:value-type="float">
            <text:p>322.2021881</text:p>
          </table:table-cell>
          <table:table-cell office:value-type="float" office:value="1935" calcext:value-type="float">
            <text:p>1935</text:p>
          </table:table-cell>
          <table:table-cell office:value-type="float" office:value="14.71960144" calcext:value-type="float">
            <text:p>14.71960144</text:p>
          </table:table-cell>
          <table:table-cell office:value-type="float" office:value="1557" calcext:value-type="float">
            <text:p>1557</text:p>
          </table:table-cell>
          <table:table-cell office:value-type="float" office:value="45.7165178" calcext:value-type="float">
            <text:p>45.7165178</text:p>
          </table:table-cell>
          <table:table-cell office:value-type="float" office:value="1882.5" calcext:value-type="float">
            <text:p>1882.5</text:p>
          </table:table-cell>
          <table:table-cell office:value-type="float" office:value="103.9246522" calcext:value-type="float">
            <text:p>103.924652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92.2031257" calcext:value-type="float">
            <text:p>292.2031257</text:p>
          </table:table-cell>
          <table:table-cell office:value-type="float" office:value="1929.5" calcext:value-type="float">
            <text:p>1929.5</text:p>
          </table:table-cell>
          <table:table-cell office:value-type="float" office:value="15.94783162" calcext:value-type="float">
            <text:p>15.94783162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43.30030793" calcext:value-type="float">
            <text:p>43.30030793</text:p>
          </table:table-cell>
          <table:table-cell office:value-type="float" office:value="1878.5" calcext:value-type="float">
            <text:p>1878.5</text:p>
          </table:table-cell>
          <table:table-cell office:value-type="float" office:value="103.5197244" calcext:value-type="float">
            <text:p>103.5197244</text:p>
          </table:table-cell>
        </table:table-row>
        <table:table-row table:style-name="ro1">
          <table:table-cell office:value-type="float" office:value="1768.75" calcext:value-type="float">
            <text:p>1768.75</text:p>
          </table:table-cell>
          <table:table-cell office:value-type="float" office:value="261.7726431" calcext:value-type="float">
            <text:p>261.7726431</text:p>
          </table:table-cell>
          <table:table-cell office:value-type="float" office:value="1923.5" calcext:value-type="float">
            <text:p>1923.5</text:p>
          </table:table-cell>
          <table:table-cell office:value-type="float" office:value="15.92691642" calcext:value-type="float">
            <text:p>15.92691642</text:p>
          </table:table-cell>
          <table:table-cell office:value-type="float" office:value="1520" calcext:value-type="float">
            <text:p>1520</text:p>
          </table:table-cell>
          <table:table-cell office:value-type="float" office:value="44.42221666" calcext:value-type="float">
            <text:p>44.42221666</text:p>
          </table:table-cell>
          <table:table-cell office:value-type="float" office:value="1874" calcext:value-type="float">
            <text:p>1874</text:p>
          </table:table-cell>
          <table:table-cell office:value-type="float" office:value="103.8973853" calcext:value-type="float">
            <text:p>103.8973853</text:p>
          </table:table-cell>
        </table:table-row>
        <table:table-row table:style-name="ro1">
          <table:table-cell office:value-type="float" office:value="1781.25" calcext:value-type="float">
            <text:p>1781.25</text:p>
          </table:table-cell>
          <table:table-cell office:value-type="float" office:value="231.7460895" calcext:value-type="float">
            <text:p>231.7460895</text:p>
          </table:table-cell>
          <table:table-cell office:value-type="float" office:value="1918.25" calcext:value-type="float">
            <text:p>1918.25</text:p>
          </table:table-cell>
          <table:table-cell office:value-type="float" office:value="15.56438242" calcext:value-type="float">
            <text:p>15.56438242</text:p>
          </table:table-cell>
          <table:table-cell office:value-type="float" office:value="1502.5" calcext:value-type="float">
            <text:p>1502.5</text:p>
          </table:table-cell>
          <table:table-cell office:value-type="float" office:value="45.20693162" calcext:value-type="float">
            <text:p>45.20693162</text:p>
          </table:table-cell>
          <table:table-cell office:value-type="float" office:value="1870.75" calcext:value-type="float">
            <text:p>1870.75</text:p>
          </table:table-cell>
          <table:table-cell office:value-type="float" office:value="104.0780957" calcext:value-type="float">
            <text:p>104.0780957</text:p>
          </table:table-cell>
        </table:table-row>
        <table:table-row table:style-name="ro1">
          <table:table-cell office:value-type="float" office:value="1794.5" calcext:value-type="float">
            <text:p>1794.5</text:p>
          </table:table-cell>
          <table:table-cell office:value-type="float" office:value="202.3091693" calcext:value-type="float">
            <text:p>202.3091693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16.7207456" calcext:value-type="float">
            <text:p>16.7207456</text:p>
          </table:table-cell>
          <table:table-cell office:value-type="float" office:value="1486.5" calcext:value-type="float">
            <text:p>1486.5</text:p>
          </table:table-cell>
          <table:table-cell office:value-type="float" office:value="43.91279237" calcext:value-type="float">
            <text:p>43.91279237</text:p>
          </table:table-cell>
          <table:table-cell office:value-type="float" office:value="1867.5" calcext:value-type="float">
            <text:p>1867.5</text:p>
          </table:table-cell>
          <table:table-cell office:value-type="float" office:value="103.4166331" calcext:value-type="float">
            <text:p>103.416633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74.0363947" calcext:value-type="float">
            <text:p>174.0363947</text:p>
          </table:table-cell>
          <table:table-cell office:value-type="float" office:value="1908" calcext:value-type="float">
            <text:p>1908</text:p>
          </table:table-cell>
          <table:table-cell office:value-type="float" office:value="15.4488403" calcext:value-type="float">
            <text:p>15.4488403</text:p>
          </table:table-cell>
          <table:table-cell office:value-type="float" office:value="1471.75" calcext:value-type="float">
            <text:p>1471.75</text:p>
          </table:table-cell>
          <table:table-cell office:value-type="float" office:value="44.30481539" calcext:value-type="float">
            <text:p>44.30481539</text:p>
          </table:table-cell>
          <table:table-cell office:value-type="float" office:value="1863.5" calcext:value-type="float">
            <text:p>1863.5</text:p>
          </table:table-cell>
          <table:table-cell office:value-type="float" office:value="102.3409335" calcext:value-type="float">
            <text:p>102.3409335</text:p>
          </table:table-cell>
        </table:table-row>
        <table:table-row table:style-name="ro1">
          <table:table-cell office:value-type="float" office:value="1820.25" calcext:value-type="float">
            <text:p>1820.25</text:p>
          </table:table-cell>
          <table:table-cell office:value-type="float" office:value="145.971173" calcext:value-type="float">
            <text:p>145.971173</text:p>
          </table:table-cell>
          <table:table-cell office:value-type="float" office:value="1902.25" calcext:value-type="float">
            <text:p>1902.25</text:p>
          </table:table-cell>
          <table:table-cell office:value-type="float" office:value="16.25576821" calcext:value-type="float">
            <text:p>16.25576821</text:p>
          </table:table-cell>
          <table:table-cell office:value-type="float" office:value="1456.25" calcext:value-type="float">
            <text:p>1456.25</text:p>
          </table:table-cell>
          <table:table-cell office:value-type="float" office:value="43.797831" calcext:value-type="float">
            <text:p>43.797831</text:p>
          </table:table-cell>
          <table:table-cell office:value-type="float" office:value="1860.5" calcext:value-type="float">
            <text:p>1860.5</text:p>
          </table:table-cell>
          <table:table-cell office:value-type="float" office:value="102.6726189" calcext:value-type="float">
            <text:p>102.6726189</text:p>
          </table:table-cell>
        </table:table-row>
        <table:table-row table:style-name="ro1">
          <table:table-cell office:value-type="float" office:value="1834.75" calcext:value-type="float">
            <text:p>1834.75</text:p>
          </table:table-cell>
          <table:table-cell office:value-type="float" office:value="120.6713857" calcext:value-type="float">
            <text:p>120.6713857</text:p>
          </table:table-cell>
          <table:table-cell office:value-type="float" office:value="1897" calcext:value-type="float">
            <text:p>1897</text:p>
          </table:table-cell>
          <table:table-cell office:value-type="float" office:value="17.18526501" calcext:value-type="float">
            <text:p>17.18526501</text:p>
          </table:table-cell>
          <table:table-cell office:value-type="float" office:value="1441.25" calcext:value-type="float">
            <text:p>1441.25</text:p>
          </table:table-cell>
          <table:table-cell office:value-type="float" office:value="44.08609002" calcext:value-type="float">
            <text:p>44.08609002</text:p>
          </table:table-cell>
          <table:table-cell office:value-type="float" office:value="1858" calcext:value-type="float">
            <text:p>1858</text:p>
          </table:table-cell>
          <table:table-cell office:value-type="float" office:value="100.8199716" calcext:value-type="float">
            <text:p>100.8199716</text:p>
          </table:table-cell>
        </table:table-row>
        <table:table-row table:style-name="ro1">
          <table:table-cell office:value-type="float" office:value="1847.75" calcext:value-type="float">
            <text:p>1847.75</text:p>
          </table:table-cell>
          <table:table-cell office:value-type="float" office:value="97.60251021" calcext:value-type="float">
            <text:p>97.60251021</text:p>
          </table:table-cell>
          <table:table-cell office:value-type="float" office:value="1892.75" calcext:value-type="float">
            <text:p>1892.75</text:p>
          </table:table-cell>
          <table:table-cell office:value-type="float" office:value="16.37833935" calcext:value-type="float">
            <text:p>16.37833935</text:p>
          </table:table-cell>
          <table:table-cell office:value-type="float" office:value="1427" calcext:value-type="float">
            <text:p>1427</text:p>
          </table:table-cell>
          <table:table-cell office:value-type="float" office:value="43.9165876" calcext:value-type="float">
            <text:p>43.9165876</text:p>
          </table:table-cell>
          <table:table-cell office:value-type="float" office:value="1855.5" calcext:value-type="float">
            <text:p>1855.5</text:p>
          </table:table-cell>
          <table:table-cell office:value-type="float" office:value="100.8513758" calcext:value-type="float">
            <text:p>100.8513758</text:p>
          </table:table-cell>
        </table:table-row>
        <table:table-row table:style-name="ro1">
          <table:table-cell office:value-type="float" office:value="1861.75" calcext:value-type="float">
            <text:p>1861.75</text:p>
          </table:table-cell>
          <table:table-cell office:value-type="float" office:value="81.02005924" calcext:value-type="float">
            <text:p>81.02005924</text:p>
          </table:table-cell>
          <table:table-cell office:value-type="float" office:value="1887.75" calcext:value-type="float">
            <text:p>1887.75</text:p>
          </table:table-cell>
          <table:table-cell office:value-type="float" office:value="17.44276354" calcext:value-type="float">
            <text:p>17.44276354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43.54595274" calcext:value-type="float">
            <text:p>43.54595274</text:p>
          </table:table-cell>
          <table:table-cell office:value-type="float" office:value="1853" calcext:value-type="float">
            <text:p>1853</text:p>
          </table:table-cell>
          <table:table-cell office:value-type="float" office:value="101.0577393" calcext:value-type="float">
            <text:p>101.0577393</text:p>
          </table:table-cell>
        </table:table-row>
        <table:table-row table:style-name="ro1">
          <table:table-cell office:value-type="float" office:value="1874.5" calcext:value-type="float">
            <text:p>1874.5</text:p>
          </table:table-cell>
          <table:table-cell office:value-type="float" office:value="74.17322068" calcext:value-type="float">
            <text:p>74.17322068</text:p>
          </table:table-cell>
          <table:table-cell office:value-type="float" office:value="1882" calcext:value-type="float">
            <text:p>1882</text:p>
          </table:table-cell>
          <table:table-cell office:value-type="float" office:value="16.69331203" calcext:value-type="float">
            <text:p>16.69331203</text:p>
          </table:table-cell>
          <table:table-cell office:value-type="float" office:value="1401" calcext:value-type="float">
            <text:p>1401</text:p>
          </table:table-cell>
          <table:table-cell office:value-type="float" office:value="43.4204253" calcext:value-type="float">
            <text:p>43.4204253</text:p>
          </table:table-cell>
          <table:table-cell office:value-type="float" office:value="1849.5" calcext:value-type="float">
            <text:p>1849.5</text:p>
          </table:table-cell>
          <table:table-cell office:value-type="float" office:value="101.0263992" calcext:value-type="float">
            <text:p>101.026399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79.75378779" calcext:value-type="float">
            <text:p>79.75378779</text:p>
          </table:table-cell>
          <table:table-cell office:value-type="float" office:value="1877" calcext:value-type="float">
            <text:p>1877</text:p>
          </table:table-cell>
          <table:table-cell office:value-type="float" office:value="16.75310916" calcext:value-type="float">
            <text:p>16.75310916</text:p>
          </table:table-cell>
          <table:table-cell office:value-type="float" office:value="1389" calcext:value-type="float">
            <text:p>1389</text:p>
          </table:table-cell>
          <table:table-cell office:value-type="float" office:value="42.92629342" calcext:value-type="float">
            <text:p>42.92629342</text:p>
          </table:table-cell>
          <table:table-cell office:value-type="float" office:value="1847" calcext:value-type="float">
            <text:p>1847</text:p>
          </table:table-cell>
          <table:table-cell office:value-type="float" office:value="100.312844" calcext:value-type="float">
            <text:p>100.312844</text:p>
          </table:table-cell>
        </table:table-row>
        <table:table-row table:style-name="ro1">
          <table:table-cell office:value-type="float" office:value="1901.5" calcext:value-type="float">
            <text:p>1901.5</text:p>
          </table:table-cell>
          <table:table-cell office:value-type="float" office:value="96.01909532" calcext:value-type="float">
            <text:p>96.01909532</text:p>
          </table:table-cell>
          <table:table-cell office:value-type="float" office:value="1873.25" calcext:value-type="float">
            <text:p>1873.25</text:p>
          </table:table-cell>
          <table:table-cell office:value-type="float" office:value="17.03672504" calcext:value-type="float">
            <text:p>17.03672504</text:p>
          </table:table-cell>
          <table:table-cell office:value-type="float" office:value="1376" calcext:value-type="float">
            <text:p>1376</text:p>
          </table:table-cell>
          <table:table-cell office:value-type="float" office:value="43.18178628" calcext:value-type="float">
            <text:p>43.18178628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01.0028877" calcext:value-type="float">
            <text:p>101.0028877</text:p>
          </table:table-cell>
        </table:table-row>
        <table:table-row table:style-name="ro1">
          <table:table-cell office:value-type="float" office:value="1915.5" calcext:value-type="float">
            <text:p>1915.5</text:p>
          </table:table-cell>
          <table:table-cell office:value-type="float" office:value="116.9515569" calcext:value-type="float">
            <text:p>116.9515569</text:p>
          </table:table-cell>
          <table:table-cell office:value-type="float" office:value="1868" calcext:value-type="float">
            <text:p>1868</text:p>
          </table:table-cell>
          <table:table-cell office:value-type="float" office:value="16.0623784" calcext:value-type="float">
            <text:p>16.0623784</text:p>
          </table:table-cell>
          <table:table-cell office:value-type="float" office:value="1364.25" calcext:value-type="float">
            <text:p>1364.25</text:p>
          </table:table-cell>
          <table:table-cell office:value-type="float" office:value="42.81257603" calcext:value-type="float">
            <text:p>42.81257603</text:p>
          </table:table-cell>
          <table:table-cell office:value-type="float" office:value="1843.25" calcext:value-type="float">
            <text:p>1843.25</text:p>
          </table:table-cell>
          <table:table-cell office:value-type="float" office:value="100.4635091" calcext:value-type="float">
            <text:p>100.4635091</text:p>
          </table:table-cell>
        </table:table-row>
        <table:table-row table:style-name="ro1">
          <table:table-cell office:value-type="float" office:value="1928.75" calcext:value-type="float">
            <text:p>1928.75</text:p>
          </table:table-cell>
          <table:table-cell office:value-type="float" office:value="142.8667794" calcext:value-type="float">
            <text:p>142.8667794</text:p>
          </table:table-cell>
          <table:table-cell office:value-type="float" office:value="1863.25" calcext:value-type="float">
            <text:p>1863.25</text:p>
          </table:table-cell>
          <table:table-cell office:value-type="float" office:value="15.92430009" calcext:value-type="float">
            <text:p>15.92430009</text:p>
          </table:table-cell>
          <table:table-cell office:value-type="float" office:value="1352" calcext:value-type="float">
            <text:p>1352</text:p>
          </table:table-cell>
          <table:table-cell office:value-type="float" office:value="41.86486196" calcext:value-type="float">
            <text:p>41.86486196</text:p>
          </table:table-cell>
          <table:table-cell office:value-type="float" office:value="1841" calcext:value-type="float">
            <text:p>1841</text:p>
          </table:table-cell>
          <table:table-cell office:value-type="float" office:value="101.3903348" calcext:value-type="float">
            <text:p>101.390334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69.9705857" calcext:value-type="float">
            <text:p>169.9705857</text:p>
          </table:table-cell>
          <table:table-cell office:value-type="float" office:value="1859.75" calcext:value-type="float">
            <text:p>1859.75</text:p>
          </table:table-cell>
          <table:table-cell office:value-type="float" office:value="16.7605688" calcext:value-type="float">
            <text:p>16.7605688</text:p>
          </table:table-cell>
          <table:table-cell office:value-type="float" office:value="1340.5" calcext:value-type="float">
            <text:p>1340.5</text:p>
          </table:table-cell>
          <table:table-cell office:value-type="float" office:value="41.34811564" calcext:value-type="float">
            <text:p>41.34811564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100.2309832" calcext:value-type="float">
            <text:p>100.2309832</text:p>
          </table:table-cell>
        </table:table-row>
        <table:table-row table:style-name="ro1">
          <table:table-cell office:value-type="float" office:value="1955.75" calcext:value-type="float">
            <text:p>1955.75</text:p>
          </table:table-cell>
          <table:table-cell office:value-type="float" office:value="197.9905301" calcext:value-type="float">
            <text:p>197.9905301</text:p>
          </table:table-cell>
          <table:table-cell office:value-type="float" office:value="1855.5" calcext:value-type="float">
            <text:p>1855.5</text:p>
          </table:table-cell>
          <table:table-cell office:value-type="float" office:value="15.86400538" calcext:value-type="float">
            <text:p>15.86400538</text:p>
          </table:table-cell>
          <table:table-cell office:value-type="float" office:value="1331" calcext:value-type="float">
            <text:p>1331</text:p>
          </table:table-cell>
          <table:table-cell office:value-type="float" office:value="41.92851059" calcext:value-type="float">
            <text:p>41.92851059</text:p>
          </table:table-cell>
          <table:table-cell office:value-type="float" office:value="1837.25" calcext:value-type="float">
            <text:p>1837.25</text:p>
          </table:table-cell>
          <table:table-cell office:value-type="float" office:value="100.2309832" calcext:value-type="float">
            <text:p>100.230983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26.7480246" calcext:value-type="float">
            <text:p>226.7480246</text:p>
          </table:table-cell>
          <table:table-cell office:value-type="float" office:value="1850" calcext:value-type="float">
            <text:p>1850</text:p>
          </table:table-cell>
          <table:table-cell office:value-type="float" office:value="16.37070554" calcext:value-type="float">
            <text:p>16.37070554</text:p>
          </table:table-cell>
          <table:table-cell office:value-type="float" office:value="1320.75" calcext:value-type="float">
            <text:p>1320.75</text:p>
          </table:table-cell>
          <table:table-cell office:value-type="float" office:value="42.01091128" calcext:value-type="float">
            <text:p>42.01091128</text:p>
          </table:table-cell>
          <table:table-cell office:value-type="float" office:value="1835.75" calcext:value-type="float">
            <text:p>1835.75</text:p>
          </table:table-cell>
          <table:table-cell office:value-type="float" office:value="100.6027667" calcext:value-type="float">
            <text:p>100.6027667</text:p>
          </table:table-cell>
        </table:table-row>
        <table:table-row table:style-name="ro1">
          <table:table-cell office:value-type="float" office:value="1983.5" calcext:value-type="float">
            <text:p>1983.5</text:p>
          </table:table-cell>
          <table:table-cell office:value-type="float" office:value="255.9746081" calcext:value-type="float">
            <text:p>255.9746081</text:p>
          </table:table-cell>
          <table:table-cell office:value-type="float" office:value="1847.25" calcext:value-type="float">
            <text:p>1847.25</text:p>
          </table:table-cell>
          <table:table-cell office:value-type="float" office:value="16.66083231" calcext:value-type="float">
            <text:p>16.66083231</text:p>
          </table:table-cell>
          <table:table-cell office:value-type="float" office:value="1311" calcext:value-type="float">
            <text:p>1311</text:p>
          </table:table-cell>
          <table:table-cell office:value-type="float" office:value="41.15823125" calcext:value-type="float">
            <text:p>41.15823125</text:p>
          </table:table-cell>
          <table:table-cell office:value-type="float" office:value="1833.75" calcext:value-type="float">
            <text:p>1833.75</text:p>
          </table:table-cell>
          <table:table-cell office:value-type="float" office:value="100.7716065" calcext:value-type="float">
            <text:p>100.7716065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285.4240997" calcext:value-type="float">
            <text:p>285.4240997</text:p>
          </table:table-cell>
          <table:table-cell office:value-type="float" office:value="1842" calcext:value-type="float">
            <text:p>1842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301.25" calcext:value-type="float">
            <text:p>1301.25</text:p>
          </table:table-cell>
          <table:table-cell office:value-type="float" office:value="41.56420736" calcext:value-type="float">
            <text:p>41.56420736</text:p>
          </table:table-cell>
          <table:table-cell office:value-type="float" office:value="1832.25" calcext:value-type="float">
            <text:p>1832.25</text:p>
          </table:table-cell>
          <table:table-cell office:value-type="float" office:value="100.572942" calcext:value-type="float">
            <text:p>100.572942</text:p>
          </table:table-cell>
        </table:table-row>
        <table:table-row table:style-name="ro1">
          <table:table-cell office:value-type="float" office:value="2011.5" calcext:value-type="float">
            <text:p>2011.5</text:p>
          </table:table-cell>
          <table:table-cell office:value-type="float" office:value="315.6691306" calcext:value-type="float">
            <text:p>315.6691306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16.68082732" calcext:value-type="float">
            <text:p>16.68082732</text:p>
          </table:table-cell>
          <table:table-cell office:value-type="float" office:value="1291.5" calcext:value-type="float">
            <text:p>1291.5</text:p>
          </table:table-cell>
          <table:table-cell office:value-type="float" office:value="40.35261247" calcext:value-type="float">
            <text:p>40.35261247</text:p>
          </table:table-cell>
          <table:table-cell office:value-type="float" office:value="1830.25" calcext:value-type="float">
            <text:p>1830.25</text:p>
          </table:table-cell>
          <table:table-cell office:value-type="float" office:value="100.1844133" calcext:value-type="float">
            <text:p>100.1844133</text:p>
          </table:table-cell>
        </table:table-row>
        <table:table-row table:style-name="ro1">
          <table:table-cell office:value-type="float" office:value="2024.5" calcext:value-type="float">
            <text:p>2024.5</text:p>
          </table:table-cell>
          <table:table-cell office:value-type="float" office:value="346.0765811" calcext:value-type="float">
            <text:p>346.0765811</text:p>
          </table:table-cell>
          <table:table-cell office:value-type="float" office:value="1834" calcext:value-type="float">
            <text:p>1834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39.74397229" calcext:value-type="float">
            <text:p>39.74397229</text:p>
          </table:table-cell>
          <table:table-cell office:value-type="float" office:value="1828" calcext:value-type="float">
            <text:p>1828</text:p>
          </table:table-cell>
          <table:table-cell office:value-type="float" office:value="100.760442" calcext:value-type="float">
            <text:p>100.760442</text:p>
          </table:table-cell>
        </table:table-row>
        <table:table-row table:style-name="ro1">
          <table:table-cell office:value-type="float" office:value="2038.75" calcext:value-type="float">
            <text:p>2038.75</text:p>
          </table:table-cell>
          <table:table-cell office:value-type="float" office:value="375.7325068" calcext:value-type="float">
            <text:p>375.7325068</text:p>
          </table:table-cell>
          <table:table-cell office:value-type="float" office:value="1830" calcext:value-type="float">
            <text:p>1830</text:p>
          </table:table-cell>
          <table:table-cell office:value-type="float" office:value="14.8548533" calcext:value-type="float">
            <text:p>14.8548533</text:p>
          </table:table-cell>
          <table:table-cell office:value-type="float" office:value="1273.25" calcext:value-type="float">
            <text:p>1273.25</text:p>
          </table:table-cell>
          <table:table-cell office:value-type="float" office:value="40.72161588" calcext:value-type="float">
            <text:p>40.72161588</text:p>
          </table:table-cell>
          <table:table-cell office:value-type="float" office:value="1826.75" calcext:value-type="float">
            <text:p>1826.75</text:p>
          </table:table-cell>
          <table:table-cell office:value-type="float" office:value="100.5464238" calcext:value-type="float">
            <text:p>100.5464238</text:p>
          </table:table-cell>
        </table:table-row>
        <table:table-row table:style-name="ro1">
          <table:table-cell office:value-type="float" office:value="2052.5" calcext:value-type="float">
            <text:p>2052.5</text:p>
          </table:table-cell>
          <table:table-cell office:value-type="float" office:value="406.2819218" calcext:value-type="float">
            <text:p>406.2819218</text:p>
          </table:table-cell>
          <table:table-cell office:value-type="float" office:value="1826.25" calcext:value-type="float">
            <text:p>1826.25</text:p>
          </table:table-cell>
          <table:table-cell office:value-type="float" office:value="16.11159003" calcext:value-type="float">
            <text:p>16.11159003</text:p>
          </table:table-cell>
          <table:table-cell office:value-type="float" office:value="1265.5" calcext:value-type="float">
            <text:p>1265.5</text:p>
          </table:table-cell>
          <table:table-cell office:value-type="float" office:value="40.08740451" calcext:value-type="float">
            <text:p>40.08740451</text:p>
          </table:table-cell>
          <table:table-cell office:value-type="float" office:value="1824.5" calcext:value-type="float">
            <text:p>1824.5</text:p>
          </table:table-cell>
          <table:table-cell office:value-type="float" office:value="100.0549849" calcext:value-type="float">
            <text:p>100.0549849</text:p>
          </table:table-cell>
        </table:table-row>
        <table:table-row table:style-name="ro1">
          <table:table-cell office:value-type="float" office:value="2066.25" calcext:value-type="float">
            <text:p>2066.25</text:p>
          </table:table-cell>
          <table:table-cell office:value-type="float" office:value="436.4824357" calcext:value-type="float">
            <text:p>436.4824357</text:p>
          </table:table-cell>
          <table:table-cell office:value-type="float" office:value="1821.75" calcext:value-type="float">
            <text:p>1821.75</text:p>
          </table:table-cell>
          <table:table-cell office:value-type="float" office:value="16.02862024" calcext:value-type="float">
            <text:p>16.02862024</text:p>
          </table:table-cell>
          <table:table-cell office:value-type="float" office:value="1257" calcext:value-type="float">
            <text:p>1257</text:p>
          </table:table-cell>
          <table:table-cell office:value-type="float" office:value="40.10818703" calcext:value-type="float">
            <text:p>40.10818703</text:p>
          </table:table-cell>
          <table:table-cell office:value-type="float" office:value="1823.25" calcext:value-type="float">
            <text:p>1823.25</text:p>
          </table:table-cell>
          <table:table-cell office:value-type="float" office:value="99.09717453" calcext:value-type="float">
            <text:p>99.0971745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66.8661478" calcext:value-type="float">
            <text:p>466.8661478</text:p>
          </table:table-cell>
          <table:table-cell office:value-type="float" office:value="1817" calcext:value-type="float">
            <text:p>1817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250" calcext:value-type="float">
            <text:p>1250</text:p>
          </table:table-cell>
          <table:table-cell office:value-type="float" office:value="40.10818703" calcext:value-type="float">
            <text:p>40.10818703</text:p>
          </table:table-cell>
          <table:table-cell office:value-type="float" office:value="1821.5" calcext:value-type="float">
            <text:p>1821.5</text:p>
          </table:table-cell>
          <table:table-cell office:value-type="float" office:value="98.52410872" calcext:value-type="float">
            <text:p>98.52410872</text:p>
          </table:table-cell>
        </table:table-row>
        <table:table-row table:style-name="ro1">
          <table:table-cell office:value-type="float" office:value="2094.25" calcext:value-type="float">
            <text:p>2094.25</text:p>
          </table:table-cell>
          <table:table-cell office:value-type="float" office:value="497.0334496" calcext:value-type="float">
            <text:p>497.0334496</text:p>
          </table:table-cell>
          <table:table-cell office:value-type="float" office:value="1813.75" calcext:value-type="float">
            <text:p>1813.75</text:p>
          </table:table-cell>
          <table:table-cell office:value-type="float" office:value="15.43534904" calcext:value-type="float">
            <text:p>15.43534904</text:p>
          </table:table-cell>
          <table:table-cell office:value-type="float" office:value="1241.25" calcext:value-type="float">
            <text:p>1241.25</text:p>
          </table:table-cell>
          <table:table-cell office:value-type="float" office:value="40.23576353" calcext:value-type="float">
            <text:p>40.23576353</text:p>
          </table:table-cell>
          <table:table-cell office:value-type="float" office:value="1819.75" calcext:value-type="float">
            <text:p>1819.75</text:p>
          </table:table-cell>
          <table:table-cell office:value-type="float" office:value="99.86449152" calcext:value-type="float">
            <text:p>99.86449152</text:p>
          </table:table-cell>
        </table:table-row>
        <table:table-row table:style-name="ro1">
          <table:table-cell office:value-type="float" office:value="2108.5" calcext:value-type="float">
            <text:p>2108.5</text:p>
          </table:table-cell>
          <table:table-cell office:value-type="float" office:value="527.2662199" calcext:value-type="float">
            <text:p>527.2662199</text:p>
          </table:table-cell>
          <table:table-cell office:value-type="float" office:value="1809.25" calcext:value-type="float">
            <text:p>1809.25</text:p>
          </table:table-cell>
          <table:table-cell office:value-type="float" office:value="15.96610994" calcext:value-type="float">
            <text:p>15.96610994</text:p>
          </table:table-cell>
          <table:table-cell office:value-type="float" office:value="1234.5" calcext:value-type="float">
            <text:p>1234.5</text:p>
          </table:table-cell>
          <table:table-cell office:value-type="float" office:value="40.35261247" calcext:value-type="float">
            <text:p>40.35261247</text:p>
          </table:table-cell>
          <table:table-cell office:value-type="float" office:value="1817.75" calcext:value-type="float">
            <text:p>1817.75</text:p>
          </table:table-cell>
          <table:table-cell office:value-type="float" office:value="99.29207756" calcext:value-type="float">
            <text:p>99.29207756</text:p>
          </table:table-cell>
        </table:table-row>
        <table:table-row table:style-name="ro1">
          <table:table-cell office:value-type="float" office:value="2122.75" calcext:value-type="float">
            <text:p>2122.75</text:p>
          </table:table-cell>
          <table:table-cell office:value-type="float" office:value="557.4180807" calcext:value-type="float">
            <text:p>557.4180807</text:p>
          </table:table-cell>
          <table:table-cell office:value-type="float" office:value="1805" calcext:value-type="float">
            <text:p>1805</text:p>
          </table:table-cell>
          <table:table-cell office:value-type="float" office:value="15.1217283" calcext:value-type="float">
            <text:p>15.1217283</text:p>
          </table:table-cell>
          <table:table-cell office:value-type="float" office:value="1228" calcext:value-type="float">
            <text:p>1228</text:p>
          </table:table-cell>
          <table:table-cell office:value-type="float" office:value="39.62322551" calcext:value-type="float">
            <text:p>39.62322551</text:p>
          </table:table-cell>
          <table:table-cell office:value-type="float" office:value="1817.75" calcext:value-type="float">
            <text:p>1817.75</text:p>
          </table:table-cell>
          <table:table-cell office:value-type="float" office:value="99.52009847" calcext:value-type="float">
            <text:p>99.52009847</text:p>
          </table:table-cell>
        </table:table-row>
        <table:table-row table:style-name="ro1">
          <table:table-cell office:value-type="float" office:value="2136.5" calcext:value-type="float">
            <text:p>2136.5</text:p>
          </table:table-cell>
          <table:table-cell office:value-type="float" office:value="587.9674027" calcext:value-type="float">
            <text:p>587.9674027</text:p>
          </table:table-cell>
          <table:table-cell office:value-type="float" office:value="1801.25" calcext:value-type="float">
            <text:p>1801.25</text:p>
          </table:table-cell>
          <table:table-cell office:value-type="float" office:value="15.96610994" calcext:value-type="float">
            <text:p>15.96610994</text:p>
          </table:table-cell>
          <table:table-cell office:value-type="float" office:value="1220.5" calcext:value-type="float">
            <text:p>1220.5</text:p>
          </table:table-cell>
          <table:table-cell office:value-type="float" office:value="39.10242959" calcext:value-type="float">
            <text:p>39.10242959</text:p>
          </table:table-cell>
          <table:table-cell office:value-type="float" office:value="1816" calcext:value-type="float">
            <text:p>1816</text:p>
          </table:table-cell>
          <table:table-cell office:value-type="float" office:value="99.90662307" calcext:value-type="float">
            <text:p>99.90662307</text:p>
          </table:table-cell>
        </table:table-row>
        <table:table-row table:style-name="ro1">
          <table:table-cell office:value-type="float" office:value="2150.25" calcext:value-type="float">
            <text:p>2150.25</text:p>
          </table:table-cell>
          <table:table-cell office:value-type="float" office:value="618.5452692" calcext:value-type="float">
            <text:p>618.5452692</text:p>
          </table:table-cell>
          <table:table-cell office:value-type="float" office:value="1797" calcext:value-type="float">
            <text:p>1797</text:p>
          </table:table-cell>
          <table:table-cell office:value-type="float" office:value="15.76916823" calcext:value-type="float">
            <text:p>15.76916823</text:p>
          </table:table-cell>
          <table:table-cell office:value-type="float" office:value="1213.75" calcext:value-type="float">
            <text:p>1213.75</text:p>
          </table:table-cell>
          <table:table-cell office:value-type="float" office:value="38.66415222" calcext:value-type="float">
            <text:p>38.66415222</text:p>
          </table:table-cell>
          <table:table-cell office:value-type="float" office:value="1814.75" calcext:value-type="float">
            <text:p>1814.75</text:p>
          </table:table-cell>
          <table:table-cell office:value-type="float" office:value="99.35584197" calcext:value-type="float">
            <text:p>99.35584197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48.5003213" calcext:value-type="float">
            <text:p>648.5003213</text:p>
          </table:table-cell>
          <table:table-cell office:value-type="float" office:value="1793.5" calcext:value-type="float">
            <text:p>1793.5</text:p>
          </table:table-cell>
          <table:table-cell office:value-type="float" office:value="15.69500982" calcext:value-type="float">
            <text:p>15.69500982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38.66415222" calcext:value-type="float">
            <text:p>38.66415222</text:p>
          </table:table-cell>
          <table:table-cell office:value-type="float" office:value="1814" calcext:value-type="float">
            <text:p>1814</text:p>
          </table:table-cell>
          <table:table-cell office:value-type="float" office:value="99.45183089" calcext:value-type="float">
            <text:p>99.45183089</text:p>
          </table:table-cell>
        </table:table-row>
        <table:table-row table:style-name="ro1">
          <table:table-cell office:value-type="float" office:value="2179.25" calcext:value-type="float">
            <text:p>2179.25</text:p>
          </table:table-cell>
          <table:table-cell office:value-type="float" office:value="678.7981413" calcext:value-type="float">
            <text:p>678.7981413</text:p>
          </table:table-cell>
          <table:table-cell office:value-type="float" office:value="1789.25" calcext:value-type="float">
            <text:p>1789.25</text:p>
          </table:table-cell>
          <table:table-cell office:value-type="float" office:value="15.34872416" calcext:value-type="float">
            <text:p>15.34872416</text:p>
          </table:table-cell>
          <table:table-cell office:value-type="float" office:value="1200.75" calcext:value-type="float">
            <text:p>1200.75</text:p>
          </table:table-cell>
          <table:table-cell office:value-type="float" office:value="38.88765871" calcext:value-type="float">
            <text:p>38.88765871</text:p>
          </table:table-cell>
          <table:table-cell office:value-type="float" office:value="1813" calcext:value-type="float">
            <text:p>1813</text:p>
          </table:table-cell>
          <table:table-cell office:value-type="float" office:value="100.4158022" calcext:value-type="float">
            <text:p>100.4158022</text:p>
          </table:table-cell>
        </table:table-row>
        <table:table-row table:style-name="ro1">
          <table:table-cell office:value-type="float" office:value="2192.5" calcext:value-type="float">
            <text:p>2192.5</text:p>
          </table:table-cell>
          <table:table-cell office:value-type="float" office:value="709.7292911" calcext:value-type="float">
            <text:p>709.7292911</text:p>
          </table:table-cell>
          <table:table-cell office:value-type="float" office:value="1785.25" calcext:value-type="float">
            <text:p>1785.25</text:p>
          </table:table-cell>
          <table:table-cell office:value-type="float" office:value="15.34872416" calcext:value-type="float">
            <text:p>15.34872416</text:p>
          </table:table-cell>
          <table:table-cell office:value-type="float" office:value="1195.5" calcext:value-type="float">
            <text:p>1195.5</text:p>
          </table:table-cell>
          <table:table-cell office:value-type="float" office:value="38.26660859" calcext:value-type="float">
            <text:p>38.26660859</text:p>
          </table:table-cell>
          <table:table-cell office:value-type="float" office:value="1811" calcext:value-type="float">
            <text:p>1811</text:p>
          </table:table-cell>
          <table:table-cell office:value-type="float" office:value="99.16652661" calcext:value-type="float">
            <text:p>99.16652661</text:p>
          </table:table-cell>
        </table:table-row>
        <table:table-row table:style-name="ro1">
          <table:table-cell office:value-type="float" office:value="2206.25" calcext:value-type="float">
            <text:p>2206.25</text:p>
          </table:table-cell>
          <table:table-cell office:value-type="float" office:value="740.5220568" calcext:value-type="float">
            <text:p>740.5220568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15.32699144" calcext:value-type="float">
            <text:p>15.32699144</text:p>
          </table:table-cell>
          <table:table-cell office:value-type="float" office:value="1189.5" calcext:value-type="float">
            <text:p>1189.5</text:p>
          </table:table-cell>
          <table:table-cell office:value-type="float" office:value="37.22454387" calcext:value-type="float">
            <text:p>37.22454387</text:p>
          </table:table-cell>
          <table:table-cell office:value-type="float" office:value="1809.25" calcext:value-type="float">
            <text:p>1809.25</text:p>
          </table:table-cell>
          <table:table-cell office:value-type="float" office:value="99.44973605" calcext:value-type="float">
            <text:p>99.4497360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770.3778294" calcext:value-type="float">
            <text:p>770.3778294</text:p>
          </table:table-cell>
          <table:table-cell office:value-type="float" office:value="1777.5" calcext:value-type="float">
            <text:p>1777.5</text:p>
          </table:table-cell>
          <table:table-cell office:value-type="float" office:value="15.69500982" calcext:value-type="float">
            <text:p>15.69500982</text:p>
          </table:table-cell>
          <table:table-cell office:value-type="float" office:value="1183.5" calcext:value-type="float">
            <text:p>1183.5</text:p>
          </table:table-cell>
          <table:table-cell office:value-type="float" office:value="37.72267223" calcext:value-type="float">
            <text:p>37.72267223</text:p>
          </table:table-cell>
          <table:table-cell office:value-type="float" office:value="1808.5" calcext:value-type="float">
            <text:p>1808.5</text:p>
          </table:table-cell>
          <table:table-cell office:value-type="float" office:value="98.56469956" calcext:value-type="float">
            <text:p>98.56469956</text:p>
          </table:table-cell>
        </table:table-row>
        <table:table-row table:style-name="ro1">
          <table:table-cell office:value-type="float" office:value="2235.25" calcext:value-type="float">
            <text:p>2235.25</text:p>
          </table:table-cell>
          <table:table-cell office:value-type="float" office:value="800.765207" calcext:value-type="float">
            <text:p>800.765207</text:p>
          </table:table-cell>
          <table:table-cell office:value-type="float" office:value="1774" calcext:value-type="float">
            <text:p>1774</text:p>
          </table:table-cell>
          <table:table-cell office:value-type="float" office:value="15.05545305" calcext:value-type="float">
            <text:p>15.05545305</text:p>
          </table:table-cell>
          <table:table-cell office:value-type="float" office:value="1178.25" calcext:value-type="float">
            <text:p>1178.25</text:p>
          </table:table-cell>
          <table:table-cell office:value-type="float" office:value="36.56387106" calcext:value-type="float">
            <text:p>36.56387106</text:p>
          </table:table-cell>
          <table:table-cell office:value-type="float" office:value="1806.75" calcext:value-type="float">
            <text:p>1806.75</text:p>
          </table:table-cell>
          <table:table-cell office:value-type="float" office:value="98.20853663" calcext:value-type="float">
            <text:p>98.20853663</text:p>
          </table:table-cell>
        </table:table-row>
        <table:table-row table:style-name="ro1">
          <table:table-cell office:value-type="float" office:value="2248.75" calcext:value-type="float">
            <text:p>2248.75</text:p>
          </table:table-cell>
          <table:table-cell office:value-type="float" office:value="831.6034211" calcext:value-type="float">
            <text:p>831.6034211</text:p>
          </table:table-cell>
          <table:table-cell office:value-type="float" office:value="1770.25" calcext:value-type="float">
            <text:p>1770.25</text:p>
          </table:table-cell>
          <table:table-cell office:value-type="float" office:value="15.90335394" calcext:value-type="float">
            <text:p>15.90335394</text:p>
          </table:table-cell>
          <table:table-cell office:value-type="float" office:value="1172.25" calcext:value-type="float">
            <text:p>1172.25</text:p>
          </table:table-cell>
          <table:table-cell office:value-type="float" office:value="36.56387106" calcext:value-type="float">
            <text:p>36.56387106</text:p>
          </table:table-cell>
          <table:table-cell office:value-type="float" office:value="1807.25" calcext:value-type="float">
            <text:p>1807.25</text:p>
          </table:table-cell>
          <table:table-cell office:value-type="float" office:value="99.32228686" calcext:value-type="float">
            <text:p>99.32228686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862.0266817" calcext:value-type="float">
            <text:p>862.0266817</text:p>
          </table:table-cell>
          <table:table-cell office:value-type="float" office:value="1767" calcext:value-type="float">
            <text:p>1767</text:p>
          </table:table-cell>
          <table:table-cell office:value-type="float" office:value="15.64182428" calcext:value-type="float">
            <text:p>15.64182428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36.3168923" calcext:value-type="float">
            <text:p>36.3168923</text:p>
          </table:table-cell>
          <table:table-cell office:value-type="float" office:value="1805.5" calcext:value-type="float">
            <text:p>1805.5</text:p>
          </table:table-cell>
          <table:table-cell office:value-type="float" office:value="99.13458865" calcext:value-type="float">
            <text:p>99.1345886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892.497619" calcext:value-type="float">
            <text:p>892.497619</text:p>
          </table:table-cell>
          <table:table-cell office:value-type="float" office:value="1762.75" calcext:value-type="float">
            <text:p>1762.75</text:p>
          </table:table-cell>
          <table:table-cell office:value-type="float" office:value="15.30522787" calcext:value-type="float">
            <text:p>15.30522787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35.26447693" calcext:value-type="float">
            <text:p>35.26447693</text:p>
          </table:table-cell>
          <table:table-cell office:value-type="float" office:value="1804.25" calcext:value-type="float">
            <text:p>1804.25</text:p>
          </table:table-cell>
          <table:table-cell office:value-type="float" office:value="98.01147892" calcext:value-type="float">
            <text:p>98.01147892</text:p>
          </table:table-cell>
        </table:table-row>
        <table:table-row table:style-name="ro1">
          <table:table-cell office:value-type="float" office:value="2291.5" calcext:value-type="float">
            <text:p>2291.5</text:p>
          </table:table-cell>
          <table:table-cell office:value-type="float" office:value="922.7626997" calcext:value-type="float">
            <text:p>922.7626997</text:p>
          </table:table-cell>
          <table:table-cell office:value-type="float" office:value="1758.5" calcext:value-type="float">
            <text:p>1758.5</text:p>
          </table:table-cell>
          <table:table-cell office:value-type="float" office:value="15.60982597" calcext:value-type="float">
            <text:p>15.60982597</text:p>
          </table:table-cell>
          <table:table-cell office:value-type="float" office:value="1156.75" calcext:value-type="float">
            <text:p>1156.75</text:p>
          </table:table-cell>
          <table:table-cell office:value-type="float" office:value="35.02737025" calcext:value-type="float">
            <text:p>35.02737025</text:p>
          </table:table-cell>
          <table:table-cell office:value-type="float" office:value="1803.25" calcext:value-type="float">
            <text:p>1803.25</text:p>
          </table:table-cell>
          <table:table-cell office:value-type="float" office:value="99.48994924" calcext:value-type="float">
            <text:p>99.48994924</text:p>
          </table:table-cell>
        </table:table-row>
        <table:table-row table:style-name="ro1">
          <table:table-cell office:value-type="float" office:value="2305.5" calcext:value-type="float">
            <text:p>2305.5</text:p>
          </table:table-cell>
          <table:table-cell office:value-type="float" office:value="953.3122958" calcext:value-type="float">
            <text:p>953.3122958</text:p>
          </table:table-cell>
          <table:table-cell office:value-type="float" office:value="1756" calcext:value-type="float">
            <text:p>1756</text:p>
          </table:table-cell>
          <table:table-cell office:value-type="float" office:value="15.59914528" calcext:value-type="float">
            <text:p>15.59914528</text:p>
          </table:table-cell>
          <table:table-cell office:value-type="float" office:value="1152.75" calcext:value-type="float">
            <text:p>1152.75</text:p>
          </table:table-cell>
          <table:table-cell office:value-type="float" office:value="34.5" calcext:value-type="float">
            <text:p>34.5</text:p>
          </table:table-cell>
          <table:table-cell office:value-type="float" office:value="1802" calcext:value-type="float">
            <text:p>1802</text:p>
          </table:table-cell>
          <table:table-cell office:value-type="float" office:value="98.02380663" calcext:value-type="float">
            <text:p>98.02380663</text:p>
          </table:table-cell>
        </table:table-row>
        <table:table-row table:style-name="ro1">
          <table:table-cell office:value-type="float" office:value="2319.75" calcext:value-type="float">
            <text:p>2319.75</text:p>
          </table:table-cell>
          <table:table-cell office:value-type="float" office:value="983.765343" calcext:value-type="float">
            <text:p>983.765343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5.88238017" calcext:value-type="float">
            <text:p>15.88238017</text:p>
          </table:table-cell>
          <table:table-cell office:value-type="float" office:value="1148" calcext:value-type="float">
            <text:p>1148</text:p>
          </table:table-cell>
          <table:table-cell office:value-type="float" office:value="34.65063732" calcext:value-type="float">
            <text:p>34.65063732</text:p>
          </table:table-cell>
          <table:table-cell office:value-type="float" office:value="1801" calcext:value-type="float">
            <text:p>1801</text:p>
          </table:table-cell>
          <table:table-cell office:value-type="float" office:value="99.16652661" calcext:value-type="float">
            <text:p>99.16652661</text:p>
          </table:table-cell>
        </table:table-row>
        <table:table-row table:style-name="ro1">
          <table:table-cell office:value-type="float" office:value="2333.75" calcext:value-type="float">
            <text:p>2333.75</text:p>
          </table:table-cell>
          <table:table-cell office:value-type="float" office:value="1014.326501" calcext:value-type="float">
            <text:p>1014.326501</text:p>
          </table:table-cell>
          <table:table-cell office:value-type="float" office:value="1748.25" calcext:value-type="float">
            <text:p>1748.25</text:p>
          </table:table-cell>
          <table:table-cell office:value-type="float" office:value="17.07581135" calcext:value-type="float">
            <text:p>17.07581135</text:p>
          </table:table-cell>
          <table:table-cell office:value-type="float" office:value="1144.25" calcext:value-type="float">
            <text:p>1144.25</text:p>
          </table:table-cell>
          <table:table-cell office:value-type="float" office:value="33.97425496" calcext:value-type="float">
            <text:p>33.97425496</text:p>
          </table:table-cell>
          <table:table-cell office:value-type="float" office:value="1800.5" calcext:value-type="float">
            <text:p>1800.5</text:p>
          </table:table-cell>
          <table:table-cell office:value-type="float" office:value="99.13458865" calcext:value-type="float">
            <text:p>99.13458865</text:p>
          </table:table-cell>
        </table:table-row>
        <table:table-row table:style-name="ro1">
          <table:table-cell office:value-type="float" office:value="2348.75" calcext:value-type="float">
            <text:p>2348.75</text:p>
          </table:table-cell>
          <table:table-cell office:value-type="float" office:value="1044.245302" calcext:value-type="float">
            <text:p>1044.245302</text:p>
          </table:table-cell>
          <table:table-cell office:value-type="float" office:value="1744.75" calcext:value-type="float">
            <text:p>1744.75</text:p>
          </table:table-cell>
          <table:table-cell office:value-type="float" office:value="14.72809107" calcext:value-type="float">
            <text:p>14.72809107</text:p>
          </table:table-cell>
          <table:table-cell office:value-type="float" office:value="1139" calcext:value-type="float">
            <text:p>1139</text:p>
          </table:table-cell>
          <table:table-cell office:value-type="float" office:value="34.65063732" calcext:value-type="float">
            <text:p>34.65063732</text:p>
          </table:table-cell>
          <table:table-cell office:value-type="float" office:value="1798.75" calcext:value-type="float">
            <text:p>1798.75</text:p>
          </table:table-cell>
          <table:table-cell office:value-type="float" office:value="98.38148539" calcext:value-type="float">
            <text:p>98.38148539</text:p>
          </table:table-cell>
        </table:table-row>
        <table:table-row table:style-name="ro1">
          <table:table-cell office:value-type="float" office:value="2362.5" calcext:value-type="float">
            <text:p>2362.5</text:p>
          </table:table-cell>
          <table:table-cell office:value-type="float" office:value="1074.974263" calcext:value-type="float">
            <text:p>1074.974263</text:p>
          </table:table-cell>
          <table:table-cell office:value-type="float" office:value="1741.25" calcext:value-type="float">
            <text:p>1741.25</text:p>
          </table:table-cell>
          <table:table-cell office:value-type="float" office:value="15.30522787" calcext:value-type="float">
            <text:p>15.30522787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34.21865963" calcext:value-type="float">
            <text:p>34.21865963</text:p>
          </table:table-cell>
          <table:table-cell office:value-type="float" office:value="1798.25" calcext:value-type="float">
            <text:p>1798.25</text:p>
          </table:table-cell>
          <table:table-cell office:value-type="float" office:value="98.40858702" calcext:value-type="float">
            <text:p>98.40858702</text:p>
          </table:table-cell>
        </table:table-row>
        <table:table-row table:style-name="ro1">
          <table:table-cell office:value-type="float" office:value="2376.5" calcext:value-type="float">
            <text:p>2376.5</text:p>
          </table:table-cell>
          <table:table-cell office:value-type="float" office:value="1105.592601" calcext:value-type="float">
            <text:p>1105.592601</text:p>
          </table:table-cell>
          <table:table-cell office:value-type="float" office:value="1738" calcext:value-type="float">
            <text:p>1738</text:p>
          </table:table-cell>
          <table:table-cell office:value-type="float" office:value="16.18641406" calcext:value-type="float">
            <text:p>16.18641406</text:p>
          </table:table-cell>
          <table:table-cell office:value-type="float" office:value="1131.75" calcext:value-type="float">
            <text:p>1131.75</text:p>
          </table:table-cell>
          <table:table-cell office:value-type="float" office:value="33.98406489" calcext:value-type="float">
            <text:p>33.98406489</text:p>
          </table:table-cell>
          <table:table-cell office:value-type="float" office:value="1796.5" calcext:value-type="float">
            <text:p>1796.5</text:p>
          </table:table-cell>
          <table:table-cell office:value-type="float" office:value="98.56469956" calcext:value-type="float">
            <text:p>98.56469956</text:p>
          </table:table-cell>
        </table:table-row>
        <table:table-row table:style-name="ro1">
          <table:table-cell office:value-type="float" office:value="2390.25" calcext:value-type="float">
            <text:p>2390.25</text:p>
          </table:table-cell>
          <table:table-cell office:value-type="float" office:value="1136.297313" calcext:value-type="float">
            <text:p>1136.297313</text:p>
          </table:table-cell>
          <table:table-cell office:value-type="float" office:value="1734.5" calcext:value-type="float">
            <text:p>1734.5</text:p>
          </table:table-cell>
          <table:table-cell office:value-type="float" office:value="15.69500982" calcext:value-type="float">
            <text:p>15.69500982</text:p>
          </table:table-cell>
          <table:table-cell office:value-type="float" office:value="1127.75" calcext:value-type="float">
            <text:p>1127.75</text:p>
          </table:table-cell>
          <table:table-cell office:value-type="float" office:value="32.97852837" calcext:value-type="float">
            <text:p>32.97852837</text:p>
          </table:table-cell>
          <table:table-cell office:value-type="float" office:value="1796.25" calcext:value-type="float">
            <text:p>1796.25</text:p>
          </table:table-cell>
          <table:table-cell office:value-type="float" office:value="98.47292352" calcext:value-type="float">
            <text:p>98.47292352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166.438454" calcext:value-type="float">
            <text:p>1166.438454</text:p>
          </table:table-cell>
          <table:table-cell office:value-type="float" office:value="1731" calcext:value-type="float">
            <text:p>1731</text:p>
          </table:table-cell>
          <table:table-cell office:value-type="float" office:value="15.59914528" calcext:value-type="float">
            <text:p>15.59914528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32.93807321" calcext:value-type="float">
            <text:p>32.93807321</text:p>
          </table:table-cell>
          <table:table-cell office:value-type="float" office:value="1794.75" calcext:value-type="float">
            <text:p>1794.75</text:p>
          </table:table-cell>
          <table:table-cell office:value-type="float" office:value="98.10326192" calcext:value-type="float">
            <text:p>98.10326192</text:p>
          </table:table-cell>
        </table:table-row>
        <table:table-row table:style-name="ro1">
          <table:table-cell office:value-type="float" office:value="2418.75" calcext:value-type="float">
            <text:p>2418.75</text:p>
          </table:table-cell>
          <table:table-cell office:value-type="float" office:value="1197.153673" calcext:value-type="float">
            <text:p>1197.153673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14.7732867" calcext:value-type="float">
            <text:p>14.7732867</text:p>
          </table:table-cell>
          <table:table-cell office:value-type="float" office:value="1121" calcext:value-type="float">
            <text:p>1121</text:p>
          </table:table-cell>
          <table:table-cell office:value-type="float" office:value="33.63529892" calcext:value-type="float">
            <text:p>33.63529892</text:p>
          </table:table-cell>
          <table:table-cell office:value-type="float" office:value="1793.75" calcext:value-type="float">
            <text:p>1793.75</text:p>
          </table:table-cell>
          <table:table-cell office:value-type="float" office:value="97.12663555" calcext:value-type="float">
            <text:p>97.12663555</text:p>
          </table:table-cell>
        </table:table-row>
        <table:table-row table:style-name="ro1">
          <table:table-cell office:value-type="float" office:value="2433.5" calcext:value-type="float">
            <text:p>2433.5</text:p>
          </table:table-cell>
          <table:table-cell office:value-type="float" office:value="1227.285487" calcext:value-type="float">
            <text:p>1227.285487</text:p>
          </table:table-cell>
          <table:table-cell office:value-type="float" office:value="1723.75" calcext:value-type="float">
            <text:p>1723.75</text:p>
          </table:table-cell>
          <table:table-cell office:value-type="float" office:value="14.7507062" calcext:value-type="float">
            <text:p>14.7507062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31.72144385" calcext:value-type="float">
            <text:p>31.72144385</text:p>
          </table:table-cell>
          <table:table-cell office:value-type="float" office:value="1793.5" calcext:value-type="float">
            <text:p>1793.5</text:p>
          </table:table-cell>
          <table:table-cell office:value-type="float" office:value="98.7943993" calcext:value-type="float">
            <text:p>98.7943993</text:p>
          </table:table-cell>
        </table:table-row>
        <table:table-row table:style-name="ro1">
          <table:table-cell office:value-type="float" office:value="2447.75" calcext:value-type="float">
            <text:p>2447.75</text:p>
          </table:table-cell>
          <table:table-cell office:value-type="float" office:value="1257.730065" calcext:value-type="float">
            <text:p>1257.730065</text:p>
          </table:table-cell>
          <table:table-cell office:value-type="float" office:value="1720.75" calcext:value-type="float">
            <text:p>1720.75</text:p>
          </table:table-cell>
          <table:table-cell office:value-type="float" office:value="15.37042615" calcext:value-type="float">
            <text:p>15.37042615</text:p>
          </table:table-cell>
          <table:table-cell office:value-type="float" office:value="1114" calcext:value-type="float">
            <text:p>1114</text:p>
          </table:table-cell>
          <table:table-cell office:value-type="float" office:value="32.83291032" calcext:value-type="float">
            <text:p>32.83291032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98.40858702" calcext:value-type="float">
            <text:p>98.40858702</text:p>
          </table:table-cell>
        </table:table-row>
        <table:table-row table:style-name="ro1">
          <table:table-cell office:value-type="float" office:value="2461.5" calcext:value-type="float">
            <text:p>2461.5</text:p>
          </table:table-cell>
          <table:table-cell office:value-type="float" office:value="1288.535732" calcext:value-type="float">
            <text:p>1288.535732</text:p>
          </table:table-cell>
          <table:table-cell office:value-type="float" office:value="1717" calcext:value-type="float">
            <text:p>1717</text:p>
          </table:table-cell>
          <table:table-cell office:value-type="float" office:value="15.09966887" calcext:value-type="float">
            <text:p>15.09966887</text:p>
          </table:table-cell>
          <table:table-cell office:value-type="float" office:value="1111.25" calcext:value-type="float">
            <text:p>1111.25</text:p>
          </table:table-cell>
          <table:table-cell office:value-type="float" office:value="32.69429104" calcext:value-type="float">
            <text:p>32.69429104</text:p>
          </table:table-cell>
          <table:table-cell office:value-type="float" office:value="1791.25" calcext:value-type="float">
            <text:p>1791.25</text:p>
          </table:table-cell>
          <table:table-cell office:value-type="float" office:value="98.23907912" calcext:value-type="float">
            <text:p>98.23907912</text:p>
          </table:table-cell>
        </table:table-row>
        <table:table-row table:style-name="ro1">
          <table:table-cell office:value-type="float" office:value="2476.25" calcext:value-type="float">
            <text:p>2476.25</text:p>
          </table:table-cell>
          <table:table-cell office:value-type="float" office:value="1318.626906" calcext:value-type="float">
            <text:p>1318.626906</text:p>
          </table:table-cell>
          <table:table-cell office:value-type="float" office:value="1714.25" calcext:value-type="float">
            <text:p>1714.25</text:p>
          </table:table-cell>
          <table:table-cell office:value-type="float" office:value="15.37042615" calcext:value-type="float">
            <text:p>15.37042615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31.70042061" calcext:value-type="float">
            <text:p>31.70042061</text:p>
          </table:table-cell>
          <table:table-cell office:value-type="float" office:value="1790.25" calcext:value-type="float">
            <text:p>1790.25</text:p>
          </table:table-cell>
          <table:table-cell office:value-type="float" office:value="97.6673777" calcext:value-type="float">
            <text:p>97.6673777</text:p>
          </table:table-cell>
        </table:table-row>
        <table:table-row table:style-name="ro1">
          <table:table-cell office:value-type="float" office:value="2489.75" calcext:value-type="float">
            <text:p>2489.75</text:p>
          </table:table-cell>
          <table:table-cell office:value-type="float" office:value="1349.562244" calcext:value-type="float">
            <text:p>1349.562244</text:p>
          </table:table-cell>
          <table:table-cell office:value-type="float" office:value="1710.25" calcext:value-type="float">
            <text:p>1710.25</text:p>
          </table:table-cell>
          <table:table-cell office:value-type="float" office:value="15.37042615" calcext:value-type="float">
            <text:p>15.37042615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31.42583863" calcext:value-type="float">
            <text:p>31.42583863</text:p>
          </table:table-cell>
          <table:table-cell office:value-type="float" office:value="1789.25" calcext:value-type="float">
            <text:p>1789.25</text:p>
          </table:table-cell>
          <table:table-cell office:value-type="float" office:value="97.15751815" calcext:value-type="float">
            <text:p>97.15751815</text:p>
          </table:table-cell>
        </table:table-row>
        <table:table-row table:style-name="ro1">
          <table:table-cell office:value-type="float" office:value="2504.75" calcext:value-type="float">
            <text:p>2504.75</text:p>
          </table:table-cell>
          <table:table-cell office:value-type="float" office:value="1379.517397" calcext:value-type="float">
            <text:p>1379.517397</text:p>
          </table:table-cell>
          <table:table-cell office:value-type="float" office:value="1706.5" calcext:value-type="float">
            <text:p>1706.5</text:p>
          </table:table-cell>
          <table:table-cell office:value-type="float" office:value="15.06651917" calcext:value-type="float">
            <text:p>15.06651917</text:p>
          </table:table-cell>
          <table:table-cell office:value-type="float" office:value="1102" calcext:value-type="float">
            <text:p>1102</text:p>
          </table:table-cell>
          <table:table-cell office:value-type="float" office:value="31.3581462" calcext:value-type="float">
            <text:p>31.3581462</text:p>
          </table:table-cell>
          <table:table-cell office:value-type="float" office:value="1788.75" calcext:value-type="float">
            <text:p>1788.75</text:p>
          </table:table-cell>
          <table:table-cell office:value-type="float" office:value="97.35972816" calcext:value-type="float">
            <text:p>97.35972816</text:p>
          </table:table-cell>
        </table:table-row>
        <table:table-row table:style-name="ro1">
          <table:table-cell office:value-type="float" office:value="2518.25" calcext:value-type="float">
            <text:p>2518.25</text:p>
          </table:table-cell>
          <table:table-cell office:value-type="float" office:value="1410.458407" calcext:value-type="float">
            <text:p>1410.458407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14.22146265" calcext:value-type="float">
            <text:p>14.22146265</text:p>
          </table:table-cell>
          <table:table-cell office:value-type="float" office:value="1099.5" calcext:value-type="float">
            <text:p>1099.5</text:p>
          </table:table-cell>
          <table:table-cell office:value-type="float" office:value="31.54362059" calcext:value-type="float">
            <text:p>31.54362059</text:p>
          </table:table-cell>
          <table:table-cell office:value-type="float" office:value="1787.75" calcext:value-type="float">
            <text:p>1787.75</text:p>
          </table:table-cell>
          <table:table-cell office:value-type="float" office:value="97.86853427" calcext:value-type="float">
            <text:p>97.86853427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440.617229" calcext:value-type="float">
            <text:p>1440.617229</text:p>
          </table:table-cell>
          <table:table-cell office:value-type="float" office:value="1700.25" calcext:value-type="float">
            <text:p>1700.25</text:p>
          </table:table-cell>
          <table:table-cell office:value-type="float" office:value="13.81725974" calcext:value-type="float">
            <text:p>13.81725974</text:p>
          </table:table-cell>
          <table:table-cell office:value-type="float" office:value="1095.5" calcext:value-type="float">
            <text:p>1095.5</text:p>
          </table:table-cell>
          <table:table-cell office:value-type="float" office:value="30.33699612" calcext:value-type="float">
            <text:p>30.33699612</text:p>
          </table:table-cell>
          <table:table-cell office:value-type="float" office:value="1785.75" calcext:value-type="float">
            <text:p>1785.75</text:p>
          </table:table-cell>
          <table:table-cell office:value-type="float" office:value="97.86853427" calcext:value-type="float">
            <text:p>97.86853427</text:p>
          </table:table-cell>
        </table:table-row>
        <table:table-row table:style-name="ro1">
          <table:table-cell office:value-type="float" office:value="2547.5" calcext:value-type="float">
            <text:p>2547.5</text:p>
          </table:table-cell>
          <table:table-cell office:value-type="float" office:value="1470.877856" calcext:value-type="float">
            <text:p>1470.877856</text:p>
          </table:table-cell>
          <table:table-cell office:value-type="float" office:value="1697.5" calcext:value-type="float">
            <text:p>1697.5</text:p>
          </table:table-cell>
          <table:table-cell office:value-type="float" office:value="15.28615932" calcext:value-type="float">
            <text:p>15.28615932</text:p>
          </table:table-cell>
          <table:table-cell office:value-type="float" office:value="1094" calcext:value-type="float">
            <text:p>1094</text:p>
          </table:table-cell>
          <table:table-cell office:value-type="float" office:value="31.55946768" calcext:value-type="float">
            <text:p>31.55946768</text:p>
          </table:table-cell>
          <table:table-cell office:value-type="float" office:value="1786" calcext:value-type="float">
            <text:p>1786</text:p>
          </table:table-cell>
          <table:table-cell office:value-type="float" office:value="96.20117809" calcext:value-type="float">
            <text:p>96.20117809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500.551676" calcext:value-type="float">
            <text:p>1500.551676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3.81725974" calcext:value-type="float">
            <text:p>13.81725974</text:p>
          </table:table-cell>
          <table:table-cell office:value-type="float" office:value="1091" calcext:value-type="float">
            <text:p>1091</text:p>
          </table:table-cell>
          <table:table-cell office:value-type="float" office:value="30.11090611" calcext:value-type="float">
            <text:p>30.11090611</text:p>
          </table:table-cell>
          <table:table-cell office:value-type="float" office:value="1785.5" calcext:value-type="float">
            <text:p>1785.5</text:p>
          </table:table-cell>
          <table:table-cell office:value-type="float" office:value="96.40366521" calcext:value-type="float">
            <text:p>96.40366521</text:p>
          </table:table-cell>
        </table:table-row>
        <table:table-row table:style-name="ro1">
          <table:table-cell office:value-type="float" office:value="2575.5" calcext:value-type="float">
            <text:p>2575.5</text:p>
          </table:table-cell>
          <table:table-cell office:value-type="float" office:value="1532.131957" calcext:value-type="float">
            <text:p>1532.131957</text:p>
          </table:table-cell>
          <table:table-cell office:value-type="float" office:value="1690.75" calcext:value-type="float">
            <text:p>1690.75</text:p>
          </table:table-cell>
          <table:table-cell office:value-type="float" office:value="15.06375341" calcext:value-type="float">
            <text:p>15.06375341</text:p>
          </table:table-cell>
          <table:table-cell office:value-type="float" office:value="1089.25" calcext:value-type="float">
            <text:p>1089.25</text:p>
          </table:table-cell>
          <table:table-cell office:value-type="float" office:value="30.73949685" calcext:value-type="float">
            <text:p>30.73949685</text:p>
          </table:table-cell>
          <table:table-cell office:value-type="float" office:value="1784.75" calcext:value-type="float">
            <text:p>1784.75</text:p>
          </table:table-cell>
          <table:table-cell office:value-type="float" office:value="96.78972053" calcext:value-type="float">
            <text:p>96.78972053</text:p>
          </table:table-cell>
        </table:table-row>
        <table:table-row table:style-name="ro1">
          <table:table-cell office:value-type="float" office:value="2590.75" calcext:value-type="float">
            <text:p>2590.75</text:p>
          </table:table-cell>
          <table:table-cell office:value-type="float" office:value="1561.952064" calcext:value-type="float">
            <text:p>1561.952064</text:p>
          </table:table-cell>
          <table:table-cell office:value-type="float" office:value="1688.25" calcext:value-type="float">
            <text:p>1688.25</text:p>
          </table:table-cell>
          <table:table-cell office:value-type="float" office:value="14.5" calcext:value-type="float">
            <text:p>14.5</text:p>
          </table:table-cell>
          <table:table-cell office:value-type="float" office:value="1086" calcext:value-type="float">
            <text:p>1086</text:p>
          </table:table-cell>
          <table:table-cell office:value-type="float" office:value="30.11090611" calcext:value-type="float">
            <text:p>30.11090611</text:p>
          </table:table-cell>
          <table:table-cell office:value-type="float" office:value="1783.25" calcext:value-type="float">
            <text:p>1783.25</text:p>
          </table:table-cell>
          <table:table-cell office:value-type="float" office:value="97.56493564" calcext:value-type="float">
            <text:p>97.5649356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592.405099" calcext:value-type="float">
            <text:p>1592.405099</text:p>
          </table:table-cell>
          <table:table-cell office:value-type="float" office:value="1684.5" calcext:value-type="float">
            <text:p>1684.5</text:p>
          </table:table-cell>
          <table:table-cell office:value-type="float" office:value="15.41644144" calcext:value-type="float">
            <text:p>15.41644144</text:p>
          </table:table-cell>
          <table:table-cell office:value-type="float" office:value="1084" calcext:value-type="float">
            <text:p>1084</text:p>
          </table:table-cell>
          <table:table-cell office:value-type="float" office:value="30.38640047" calcext:value-type="float">
            <text:p>30.38640047</text:p>
          </table:table-cell>
          <table:table-cell office:value-type="float" office:value="1782.25" calcext:value-type="float">
            <text:p>1782.25</text:p>
          </table:table-cell>
          <table:table-cell office:value-type="float" office:value="97.23639579" calcext:value-type="float">
            <text:p>97.23639579</text:p>
          </table:table-cell>
        </table:table-row>
        <table:table-row table:style-name="ro1">
          <table:table-cell office:value-type="float" office:value="2619.25" calcext:value-type="float">
            <text:p>2619.25</text:p>
          </table:table-cell>
          <table:table-cell office:value-type="float" office:value="1622.872428" calcext:value-type="float">
            <text:p>1622.872428</text:p>
          </table:table-cell>
          <table:table-cell office:value-type="float" office:value="1681" calcext:value-type="float">
            <text:p>1681</text:p>
          </table:table-cell>
          <table:table-cell office:value-type="float" office:value="14.71960144" calcext:value-type="float">
            <text:p>14.71960144</text:p>
          </table:table-cell>
          <table:table-cell office:value-type="float" office:value="1081.25" calcext:value-type="float">
            <text:p>1081.25</text:p>
          </table:table-cell>
          <table:table-cell office:value-type="float" office:value="29.22755549" calcext:value-type="float">
            <text:p>29.22755549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96.99613394" calcext:value-type="float">
            <text:p>96.99613394</text:p>
          </table:table-cell>
        </table:table-row>
        <table:table-row table:style-name="ro1">
          <table:table-cell office:value-type="float" office:value="2633.25" calcext:value-type="float">
            <text:p>2633.25</text:p>
          </table:table-cell>
          <table:table-cell office:value-type="float" office:value="1653.523586" calcext:value-type="float">
            <text:p>1653.523586</text:p>
          </table:table-cell>
          <table:table-cell office:value-type="float" office:value="1677.75" calcext:value-type="float">
            <text:p>1677.75</text:p>
          </table:table-cell>
          <table:table-cell office:value-type="float" office:value="14.5" calcext:value-type="float">
            <text:p>14.5</text:p>
          </table:table-cell>
          <table:table-cell office:value-type="float" office:value="1079.5" calcext:value-type="float">
            <text:p>1079.5</text:p>
          </table:table-cell>
          <table:table-cell office:value-type="float" office:value="29.86078811" calcext:value-type="float">
            <text:p>29.86078811</text:p>
          </table:table-cell>
          <table:table-cell office:value-type="float" office:value="1780.5" calcext:value-type="float">
            <text:p>1780.5</text:p>
          </table:table-cell>
          <table:table-cell office:value-type="float" office:value="97.20939598" calcext:value-type="float">
            <text:p>97.20939598</text:p>
          </table:table-cell>
        </table:table-row>
        <table:table-row table:style-name="ro1">
          <table:table-cell office:value-type="float" office:value="2647.5" calcext:value-type="float">
            <text:p>2647.5</text:p>
          </table:table-cell>
          <table:table-cell office:value-type="float" office:value="1683.981096" calcext:value-type="float">
            <text:p>1683.981096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3.93735986" calcext:value-type="float">
            <text:p>13.93735986</text:p>
          </table:table-cell>
          <table:table-cell office:value-type="float" office:value="1076.5" calcext:value-type="float">
            <text:p>1076.5</text:p>
          </table:table-cell>
          <table:table-cell office:value-type="float" office:value="29.10326442" calcext:value-type="float">
            <text:p>29.10326442</text:p>
          </table:table-cell>
          <table:table-cell office:value-type="float" office:value="1779.25" calcext:value-type="float">
            <text:p>1779.25</text:p>
          </table:table-cell>
          <table:table-cell office:value-type="float" office:value="96.48963675" calcext:value-type="float">
            <text:p>96.48963675</text:p>
          </table:table-cell>
        </table:table-row>
        <table:table-row table:style-name="ro1">
          <table:table-cell office:value-type="float" office:value="2661.25" calcext:value-type="float">
            <text:p>2661.25</text:p>
          </table:table-cell>
          <table:table-cell office:value-type="float" office:value="1714.827955" calcext:value-type="float">
            <text:p>1714.827955</text:p>
          </table:table-cell>
          <table:table-cell office:value-type="float" office:value="1670.5" calcext:value-type="float">
            <text:p>1670.5</text:p>
          </table:table-cell>
          <table:table-cell office:value-type="float" office:value="15.15475723" calcext:value-type="float">
            <text:p>15.15475723</text:p>
          </table:table-cell>
          <table:table-cell office:value-type="float" office:value="1075" calcext:value-type="float">
            <text:p>1075</text:p>
          </table:table-cell>
          <table:table-cell office:value-type="float" office:value="29.35983651" calcext:value-type="float">
            <text:p>29.35983651</text:p>
          </table:table-cell>
          <table:table-cell office:value-type="float" office:value="1778.25" calcext:value-type="float">
            <text:p>1778.25</text:p>
          </table:table-cell>
          <table:table-cell office:value-type="float" office:value="96.82071059" calcext:value-type="float">
            <text:p>96.82071059</text:p>
          </table:table-cell>
        </table:table-row>
        <table:table-row table:style-name="ro1">
          <table:table-cell office:value-type="float" office:value="2675.25" calcext:value-type="float">
            <text:p>2675.25</text:p>
          </table:table-cell>
          <table:table-cell office:value-type="float" office:value="1745.423039" calcext:value-type="float">
            <text:p>1745.423039</text:p>
          </table:table-cell>
          <table:table-cell office:value-type="float" office:value="1668" calcext:value-type="float">
            <text:p>1668</text:p>
          </table:table-cell>
          <table:table-cell office:value-type="float" office:value="15.16575089" calcext:value-type="float">
            <text:p>15.16575089</text:p>
          </table:table-cell>
          <table:table-cell office:value-type="float" office:value="1072.75" calcext:value-type="float">
            <text:p>1072.75</text:p>
          </table:table-cell>
          <table:table-cell office:value-type="float" office:value="28.98706608" calcext:value-type="float">
            <text:p>28.98706608</text:p>
          </table:table-cell>
          <table:table-cell office:value-type="float" office:value="1776.75" calcext:value-type="float">
            <text:p>1776.75</text:p>
          </table:table-cell>
          <table:table-cell office:value-type="float" office:value="96.28213749" calcext:value-type="float">
            <text:p>96.28213749</text:p>
          </table:table-cell>
        </table:table-row>
        <table:table-row table:style-name="ro1">
          <table:table-cell office:value-type="float" office:value="2689.75" calcext:value-type="float">
            <text:p>2689.75</text:p>
          </table:table-cell>
          <table:table-cell office:value-type="float" office:value="1775.747988" calcext:value-type="float">
            <text:p>1775.747988</text:p>
          </table:table-cell>
          <table:table-cell office:value-type="float" office:value="1664.5" calcext:value-type="float">
            <text:p>1664.5</text:p>
          </table:table-cell>
          <table:table-cell office:value-type="float" office:value="14.43375673" calcext:value-type="float">
            <text:p>14.43375673</text:p>
          </table:table-cell>
          <table:table-cell office:value-type="float" office:value="1070.25" calcext:value-type="float">
            <text:p>1070.25</text:p>
          </table:table-cell>
          <table:table-cell office:value-type="float" office:value="28.75615876" calcext:value-type="float">
            <text:p>28.75615876</text:p>
          </table:table-cell>
          <table:table-cell office:value-type="float" office:value="1776.25" calcext:value-type="float">
            <text:p>1776.25</text:p>
          </table:table-cell>
          <table:table-cell office:value-type="float" office:value="96.56215615" calcext:value-type="float">
            <text:p>96.5621561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806.188252" calcext:value-type="float">
            <text:p>1806.188252</text:p>
          </table:table-cell>
          <table:table-cell office:value-type="float" office:value="1661.5" calcext:value-type="float">
            <text:p>1661.5</text:p>
          </table:table-cell>
          <table:table-cell office:value-type="float" office:value="14.43375673" calcext:value-type="float">
            <text:p>14.43375673</text:p>
          </table:table-cell>
          <table:table-cell office:value-type="float" office:value="1069" calcext:value-type="float">
            <text:p>1069</text:p>
          </table:table-cell>
          <table:table-cell office:value-type="float" office:value="29.05167809" calcext:value-type="float">
            <text:p>29.05167809</text:p>
          </table:table-cell>
          <table:table-cell office:value-type="float" office:value="1775.25" calcext:value-type="float">
            <text:p>1775.25</text:p>
          </table:table-cell>
          <table:table-cell office:value-type="float" office:value="96.01866138" calcext:value-type="float">
            <text:p>96.01866138</text:p>
          </table:table-cell>
        </table:table-row>
        <table:table-row table:style-name="ro1">
          <table:table-cell office:value-type="float" office:value="2718.25" calcext:value-type="float">
            <text:p>2718.25</text:p>
          </table:table-cell>
          <table:table-cell office:value-type="float" office:value="1836.662984" calcext:value-type="float">
            <text:p>1836.662984</text:p>
          </table:table-cell>
          <table:table-cell office:value-type="float" office:value="1658.5" calcext:value-type="float">
            <text:p>1658.5</text:p>
          </table:table-cell>
          <table:table-cell office:value-type="float" office:value="15.28615932" calcext:value-type="float">
            <text:p>15.28615932</text:p>
          </table:table-cell>
          <table:table-cell office:value-type="float" office:value="1066.75" calcext:value-type="float">
            <text:p>1066.75</text:p>
          </table:table-cell>
          <table:table-cell office:value-type="float" office:value="28.07579028" calcext:value-type="float">
            <text:p>28.07579028</text:p>
          </table:table-cell>
          <table:table-cell office:value-type="float" office:value="1773.5" calcext:value-type="float">
            <text:p>1773.5</text:p>
          </table:table-cell>
          <table:table-cell office:value-type="float" office:value="95.32575727" calcext:value-type="float">
            <text:p>95.32575727</text:p>
          </table:table-cell>
        </table:table-row>
        <table:table-row table:style-name="ro1">
          <table:table-cell office:value-type="float" office:value="2732.5" calcext:value-type="float">
            <text:p>2732.5</text:p>
          </table:table-cell>
          <table:table-cell office:value-type="float" office:value="1867.138542" calcext:value-type="float">
            <text:p>1867.138542</text:p>
          </table:table-cell>
          <table:table-cell office:value-type="float" office:value="1655.75" calcext:value-type="float">
            <text:p>1655.75</text:p>
          </table:table-cell>
          <table:table-cell office:value-type="float" office:value="14.08012784" calcext:value-type="float">
            <text:p>14.08012784</text:p>
          </table:table-cell>
          <table:table-cell office:value-type="float" office:value="1065.25" calcext:value-type="float">
            <text:p>1065.25</text:p>
          </table:table-cell>
          <table:table-cell office:value-type="float" office:value="28.00446393" calcext:value-type="float">
            <text:p>28.00446393</text:p>
          </table:table-cell>
          <table:table-cell office:value-type="float" office:value="1774.25" calcext:value-type="float">
            <text:p>1774.25</text:p>
          </table:table-cell>
          <table:table-cell office:value-type="float" office:value="96.82071059" calcext:value-type="float">
            <text:p>96.82071059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897.465854" calcext:value-type="float">
            <text:p>1897.465854</text:p>
          </table:table-cell>
          <table:table-cell office:value-type="float" office:value="1652" calcext:value-type="float">
            <text:p>1652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063.25" calcext:value-type="float">
            <text:p>1063.25</text:p>
          </table:table-cell>
          <table:table-cell office:value-type="float" office:value="28.17061116" calcext:value-type="float">
            <text:p>28.17061116</text:p>
          </table:table-cell>
          <table:table-cell office:value-type="float" office:value="1773.25" calcext:value-type="float">
            <text:p>1773.25</text:p>
          </table:table-cell>
          <table:table-cell office:value-type="float" office:value="96.82071059" calcext:value-type="float">
            <text:p>96.82071059</text:p>
          </table:table-cell>
        </table:table-row>
        <table:table-row table:style-name="ro1">
          <table:table-cell office:value-type="float" office:value="2760.75" calcext:value-type="float">
            <text:p>2760.75</text:p>
          </table:table-cell>
          <table:table-cell office:value-type="float" office:value="1928.262149" calcext:value-type="float">
            <text:p>1928.262149</text:p>
          </table:table-cell>
          <table:table-cell office:value-type="float" office:value="1648.5" calcext:value-type="float">
            <text:p>1648.5</text:p>
          </table:table-cell>
          <table:table-cell office:value-type="float" office:value="14.29452109" calcext:value-type="float">
            <text:p>14.29452109</text:p>
          </table:table-cell>
          <table:table-cell office:value-type="float" office:value="1062" calcext:value-type="float">
            <text:p>1062</text:p>
          </table:table-cell>
          <table:table-cell office:value-type="float" office:value="28.29605391" calcext:value-type="float">
            <text:p>28.29605391</text:p>
          </table:table-cell>
          <table:table-cell office:value-type="float" office:value="1772.25" calcext:value-type="float">
            <text:p>1772.25</text:p>
          </table:table-cell>
          <table:table-cell office:value-type="float" office:value="96.56215615" calcext:value-type="float">
            <text:p>96.56215615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958.739901" calcext:value-type="float">
            <text:p>1958.739901</text:p>
          </table:table-cell>
          <table:table-cell office:value-type="float" office:value="1646.75" calcext:value-type="float">
            <text:p>1646.75</text:p>
          </table:table-cell>
          <table:table-cell office:value-type="float" office:value="14.5" calcext:value-type="float">
            <text:p>14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27.45299012" calcext:value-type="float">
            <text:p>27.45299012</text:p>
          </table:table-cell>
          <table:table-cell office:value-type="float" office:value="1770.5" calcext:value-type="float">
            <text:p>1770.5</text:p>
          </table:table-cell>
          <table:table-cell office:value-type="float" office:value="96.37945839" calcext:value-type="float">
            <text:p>96.3794583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988.718683" calcext:value-type="float">
            <text:p>1988.718683</text:p>
          </table:table-cell>
          <table:table-cell office:value-type="float" office:value="1643.5" calcext:value-type="float">
            <text:p>1643.5</text:p>
          </table:table-cell>
          <table:table-cell office:value-type="float" office:value="13.72345923" calcext:value-type="float">
            <text:p>13.72345923</text:p>
          </table:table-cell>
          <table:table-cell office:value-type="float" office:value="1058.5" calcext:value-type="float">
            <text:p>1058.5</text:p>
          </table:table-cell>
          <table:table-cell office:value-type="float" office:value="27.13546265" calcext:value-type="float">
            <text:p>27.13546265</text:p>
          </table:table-cell>
          <table:table-cell office:value-type="float" office:value="1770.75" calcext:value-type="float">
            <text:p>1770.75</text:p>
          </table:table-cell>
          <table:table-cell office:value-type="float" office:value="96.52417659" calcext:value-type="float">
            <text:p>96.52417659</text:p>
          </table:table-cell>
        </table:table-row>
        <table:table-row table:style-name="ro1">
          <table:table-cell office:value-type="float" office:value="2804.25" calcext:value-type="float">
            <text:p>2804.25</text:p>
          </table:table-cell>
          <table:table-cell office:value-type="float" office:value="2019.197757" calcext:value-type="float">
            <text:p>2019.197757</text:p>
          </table:table-cell>
          <table:table-cell office:value-type="float" office:value="1640.25" calcext:value-type="float">
            <text:p>1640.25</text:p>
          </table:table-cell>
          <table:table-cell office:value-type="float" office:value="14.63728117" calcext:value-type="float">
            <text:p>14.63728117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28.00446393" calcext:value-type="float">
            <text:p>28.00446393</text:p>
          </table:table-cell>
          <table:table-cell office:value-type="float" office:value="1770.25" calcext:value-type="float">
            <text:p>1770.25</text:p>
          </table:table-cell>
          <table:table-cell office:value-type="float" office:value="96.31675174" calcext:value-type="float">
            <text:p>96.31675174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049.319074" calcext:value-type="float">
            <text:p>2049.319074</text:p>
          </table:table-cell>
          <table:table-cell office:value-type="float" office:value="1638" calcext:value-type="float">
            <text:p>1638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055.75" calcext:value-type="float">
            <text:p>1055.75</text:p>
          </table:table-cell>
          <table:table-cell office:value-type="float" office:value="27.02313823" calcext:value-type="float">
            <text:p>27.02313823</text:p>
          </table:table-cell>
          <table:table-cell office:value-type="float" office:value="1769.25" calcext:value-type="float">
            <text:p>1769.25</text:p>
          </table:table-cell>
          <table:table-cell office:value-type="float" office:value="95.9214088" calcext:value-type="float">
            <text:p>95.9214088</text:p>
          </table:table-cell>
        </table:table-row>
        <table:table-row table:style-name="ro1">
          <table:table-cell office:value-type="float" office:value="2833.75" calcext:value-type="float">
            <text:p>2833.75</text:p>
          </table:table-cell>
          <table:table-cell office:value-type="float" office:value="2079.450789" calcext:value-type="float">
            <text:p>2079.450789</text:p>
          </table:table-cell>
          <table:table-cell office:value-type="float" office:value="1635" calcext:value-type="float">
            <text:p>1635</text:p>
          </table:table-cell>
          <table:table-cell office:value-type="float" office:value="14.28285686" calcext:value-type="float">
            <text:p>14.28285686</text:p>
          </table:table-cell>
          <table:table-cell office:value-type="float" office:value="1054" calcext:value-type="float">
            <text:p>1054</text:p>
          </table:table-cell>
          <table:table-cell office:value-type="float" office:value="26.78307924" calcext:value-type="float">
            <text:p>26.78307924</text:p>
          </table:table-cell>
          <table:table-cell office:value-type="float" office:value="1770" calcext:value-type="float">
            <text:p>1770</text:p>
          </table:table-cell>
          <table:table-cell office:value-type="float" office:value="96.10064169" calcext:value-type="float">
            <text:p>96.10064169</text:p>
          </table:table-cell>
        </table:table-row>
        <table:table-row table:style-name="ro1">
          <table:table-cell office:value-type="float" office:value="2847.5" calcext:value-type="float">
            <text:p>2847.5</text:p>
          </table:table-cell>
          <table:table-cell office:value-type="float" office:value="2110.289791" calcext:value-type="float">
            <text:p>2110.289791</text:p>
          </table:table-cell>
          <table:table-cell office:value-type="float" office:value="1631.5" calcext:value-type="float">
            <text:p>1631.5</text:p>
          </table:table-cell>
          <table:table-cell office:value-type="float" office:value="14.43375673" calcext:value-type="float">
            <text:p>14.43375673</text:p>
          </table:table-cell>
          <table:table-cell office:value-type="float" office:value="1052.5" calcext:value-type="float">
            <text:p>1052.5</text:p>
          </table:table-cell>
          <table:table-cell office:value-type="float" office:value="27.74286695" calcext:value-type="float">
            <text:p>27.74286695</text:p>
          </table:table-cell>
          <table:table-cell office:value-type="float" office:value="1767.75" calcext:value-type="float">
            <text:p>1767.75</text:p>
          </table:table-cell>
          <table:table-cell office:value-type="float" office:value="96.02560422" calcext:value-type="float">
            <text:p>96.02560422</text:p>
          </table:table-cell>
        </table:table-row>
        <table:table-row table:style-name="ro1">
          <table:table-cell office:value-type="float" office:value="2862.5" calcext:value-type="float">
            <text:p>2862.5</text:p>
          </table:table-cell>
          <table:table-cell office:value-type="float" office:value="2140.271712" calcext:value-type="float">
            <text:p>2140.271712</text:p>
          </table:table-cell>
          <table:table-cell office:value-type="float" office:value="1628.75" calcext:value-type="float">
            <text:p>1628.75</text:p>
          </table:table-cell>
          <table:table-cell office:value-type="float" office:value="14.24488212" calcext:value-type="float">
            <text:p>14.24488212</text:p>
          </table:table-cell>
          <table:table-cell office:value-type="float" office:value="1051.75" calcext:value-type="float">
            <text:p>1051.75</text:p>
          </table:table-cell>
          <table:table-cell office:value-type="float" office:value="27.32977619" calcext:value-type="float">
            <text:p>27.32977619</text:p>
          </table:table-cell>
          <table:table-cell office:value-type="float" office:value="1767" calcext:value-type="float">
            <text:p>1767</text:p>
          </table:table-cell>
          <table:table-cell office:value-type="float" office:value="94.61148627" calcext:value-type="float">
            <text:p>94.61148627</text:p>
          </table:table-cell>
        </table:table-row>
        <table:table-row table:style-name="ro1">
          <table:table-cell office:value-type="float" office:value="2876.75" calcext:value-type="float">
            <text:p>2876.75</text:p>
          </table:table-cell>
          <table:table-cell office:value-type="float" office:value="2170.763978" calcext:value-type="float">
            <text:p>2170.763978</text:p>
          </table:table-cell>
          <table:table-cell office:value-type="float" office:value="1626" calcext:value-type="float">
            <text:p>1626</text:p>
          </table:table-cell>
          <table:table-cell office:value-type="float" office:value="14.65150732" calcext:value-type="float">
            <text:p>14.65150732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26.80018657" calcext:value-type="float">
            <text:p>26.80018657</text:p>
          </table:table-cell>
          <table:table-cell office:value-type="float" office:value="1767" calcext:value-type="float">
            <text:p>1767</text:p>
          </table:table-cell>
          <table:table-cell office:value-type="float" office:value="94.85075997" calcext:value-type="float">
            <text:p>94.85075997</text:p>
          </table:table-cell>
        </table:table-row>
        <table:table-row table:style-name="ro1">
          <table:table-cell office:value-type="float" office:value="2890.75" calcext:value-type="float">
            <text:p>2890.75</text:p>
          </table:table-cell>
          <table:table-cell office:value-type="float" office:value="2201.388104" calcext:value-type="float">
            <text:p>2201.388104</text:p>
          </table:table-cell>
          <table:table-cell office:value-type="float" office:value="1623" calcext:value-type="float">
            <text:p>1623</text:p>
          </table:table-cell>
          <table:table-cell office:value-type="float" office:value="13.88044188" calcext:value-type="float">
            <text:p>13.88044188</text:p>
          </table:table-cell>
          <table:table-cell office:value-type="float" office:value="1048.75" calcext:value-type="float">
            <text:p>1048.75</text:p>
          </table:table-cell>
          <table:table-cell office:value-type="float" office:value="26.88710967" calcext:value-type="float">
            <text:p>26.88710967</text:p>
          </table:table-cell>
          <table:table-cell office:value-type="float" office:value="1766" calcext:value-type="float">
            <text:p>1766</text:p>
          </table:table-cell>
          <table:table-cell office:value-type="float" office:value="95.92705562" calcext:value-type="float">
            <text:p>95.92705562</text:p>
          </table:table-cell>
        </table:table-row>
        <table:table-row table:style-name="ro1">
          <table:table-cell office:value-type="float" office:value="2905.25" calcext:value-type="float">
            <text:p>2905.25</text:p>
          </table:table-cell>
          <table:table-cell office:value-type="float" office:value="2231.711208" calcext:value-type="float">
            <text:p>2231.711208</text:p>
          </table:table-cell>
          <table:table-cell office:value-type="float" office:value="1620.75" calcext:value-type="float">
            <text:p>1620.75</text:p>
          </table:table-cell>
          <table:table-cell office:value-type="float" office:value="14.24488212" calcext:value-type="float">
            <text:p>14.24488212</text:p>
          </table:table-cell>
          <table:table-cell office:value-type="float" office:value="1047.5" calcext:value-type="float">
            <text:p>1047.5</text:p>
          </table:table-cell>
          <table:table-cell office:value-type="float" office:value="26.56438719" calcext:value-type="float">
            <text:p>26.56438719</text:p>
          </table:table-cell>
          <table:table-cell office:value-type="float" office:value="1765.5" calcext:value-type="float">
            <text:p>1765.5</text:p>
          </table:table-cell>
          <table:table-cell office:value-type="float" office:value="96.13358761" calcext:value-type="float">
            <text:p>96.13358761</text:p>
          </table:table-cell>
        </table:table-row>
        <table:table-row table:style-name="ro1">
          <table:table-cell office:value-type="float" office:value="2919.75" calcext:value-type="float">
            <text:p>2919.75</text:p>
          </table:table-cell>
          <table:table-cell office:value-type="float" office:value="2262.017002" calcext:value-type="float">
            <text:p>2262.017002</text:p>
          </table:table-cell>
          <table:table-cell office:value-type="float" office:value="1617.25" calcext:value-type="float">
            <text:p>1617.25</text:p>
          </table:table-cell>
          <table:table-cell office:value-type="float" office:value="14.24488212" calcext:value-type="float">
            <text:p>14.24488212</text:p>
          </table:table-cell>
          <table:table-cell office:value-type="float" office:value="1046.5" calcext:value-type="float">
            <text:p>1046.5</text:p>
          </table:table-cell>
          <table:table-cell office:value-type="float" office:value="26.26150542" calcext:value-type="float">
            <text:p>26.26150542</text:p>
          </table:table-cell>
          <table:table-cell office:value-type="float" office:value="1764.25" calcext:value-type="float">
            <text:p>1764.25</text:p>
          </table:table-cell>
          <table:table-cell office:value-type="float" office:value="95.17483911" calcext:value-type="float">
            <text:p>95.17483911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292.501254" calcext:value-type="float">
            <text:p>2292.501254</text:p>
          </table:table-cell>
          <table:table-cell office:value-type="float" office:value="1613.75" calcext:value-type="float">
            <text:p>1613.75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045" calcext:value-type="float">
            <text:p>1045</text:p>
          </table:table-cell>
          <table:table-cell office:value-type="float" office:value="26.16613588" calcext:value-type="float">
            <text:p>26.16613588</text:p>
          </table:table-cell>
          <table:table-cell office:value-type="float" office:value="1763.75" calcext:value-type="float">
            <text:p>1763.75</text:p>
          </table:table-cell>
          <table:table-cell office:value-type="float" office:value="95.95267931" calcext:value-type="float">
            <text:p>95.95267931</text:p>
          </table:table-cell>
        </table:table-row>
        <table:table-row table:style-name="ro1">
          <table:table-cell office:value-type="float" office:value="2948.5" calcext:value-type="float">
            <text:p>2948.5</text:p>
          </table:table-cell>
          <table:table-cell office:value-type="float" office:value="2322.808429" calcext:value-type="float">
            <text:p>2322.808429</text:p>
          </table:table-cell>
          <table:table-cell office:value-type="float" office:value="1610.75" calcext:value-type="float">
            <text:p>1610.75</text:p>
          </table:table-cell>
          <table:table-cell office:value-type="float" office:value="14.08012784" calcext:value-type="float">
            <text:p>14.08012784</text:p>
          </table:table-cell>
          <table:table-cell office:value-type="float" office:value="1044" calcext:value-type="float">
            <text:p>1044</text:p>
          </table:table-cell>
          <table:table-cell office:value-type="float" office:value="26.67083301" calcext:value-type="float">
            <text:p>26.67083301</text:p>
          </table:table-cell>
          <table:table-cell office:value-type="float" office:value="1764.75" calcext:value-type="float">
            <text:p>1764.75</text:p>
          </table:table-cell>
          <table:table-cell office:value-type="float" office:value="96.52417659" calcext:value-type="float">
            <text:p>96.52417659</text:p>
          </table:table-cell>
        </table:table-row>
        <table:table-row table:style-name="ro1">
          <table:table-cell office:value-type="float" office:value="2963.25" calcext:value-type="float">
            <text:p>2963.25</text:p>
          </table:table-cell>
          <table:table-cell office:value-type="float" office:value="2352.963716" calcext:value-type="float">
            <text:p>2352.963716</text:p>
          </table:table-cell>
          <table:table-cell office:value-type="float" office:value="1608.75" calcext:value-type="float">
            <text:p>1608.75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043" calcext:value-type="float">
            <text:p>1043</text:p>
          </table:table-cell>
          <table:table-cell office:value-type="float" office:value="26.60826939" calcext:value-type="float">
            <text:p>26.60826939</text:p>
          </table:table-cell>
          <table:table-cell office:value-type="float" office:value="1763.25" calcext:value-type="float">
            <text:p>1763.25</text:p>
          </table:table-cell>
          <table:table-cell office:value-type="float" office:value="96.16435584" calcext:value-type="float">
            <text:p>96.16435584</text:p>
          </table:table-cell>
        </table:table-row>
        <table:table-row table:style-name="ro1">
          <table:table-cell office:value-type="float" office:value="2977.25" calcext:value-type="float">
            <text:p>2977.25</text:p>
          </table:table-cell>
          <table:table-cell office:value-type="float" office:value="2383.626421" calcext:value-type="float">
            <text:p>2383.626421</text:p>
          </table:table-cell>
          <table:table-cell office:value-type="float" office:value="1605.5" calcext:value-type="float">
            <text:p>1605.5</text:p>
          </table:table-cell>
          <table:table-cell office:value-type="float" office:value="14.6173413" calcext:value-type="float">
            <text:p>14.6173413</text:p>
          </table:table-cell>
          <table:table-cell office:value-type="float" office:value="1041.5" calcext:value-type="float">
            <text:p>1041.5</text:p>
          </table:table-cell>
          <table:table-cell office:value-type="float" office:value="25.94224354" calcext:value-type="float">
            <text:p>25.94224354</text:p>
          </table:table-cell>
          <table:table-cell office:value-type="float" office:value="1763" calcext:value-type="float">
            <text:p>1763</text:p>
          </table:table-cell>
          <table:table-cell office:value-type="float" office:value="96.16998839" calcext:value-type="float">
            <text:p>96.16998839</text:p>
          </table:table-cell>
        </table:table-row>
        <table:table-row table:style-name="ro1">
          <table:table-cell office:value-type="float" office:value="2991.75" calcext:value-type="float">
            <text:p>2991.75</text:p>
          </table:table-cell>
          <table:table-cell office:value-type="float" office:value="2413.935152" calcext:value-type="float">
            <text:p>2413.935152</text:p>
          </table:table-cell>
          <table:table-cell office:value-type="float" office:value="1603" calcext:value-type="float">
            <text:p>1603</text:p>
          </table:table-cell>
          <table:table-cell office:value-type="float" office:value="14.07124728" calcext:value-type="float">
            <text:p>14.07124728</text:p>
          </table:table-cell>
          <table:table-cell office:value-type="float" office:value="1040.5" calcext:value-type="float">
            <text:p>1040.5</text:p>
          </table:table-cell>
          <table:table-cell office:value-type="float" office:value="26.14702023" calcext:value-type="float">
            <text:p>26.14702023</text:p>
          </table:table-cell>
          <table:table-cell office:value-type="float" office:value="1762" calcext:value-type="float">
            <text:p>1762</text:p>
          </table:table-cell>
          <table:table-cell office:value-type="float" office:value="96.10064169" calcext:value-type="float">
            <text:p>96.10064169</text:p>
          </table:table-cell>
        </table:table-row>
        <table:table-row table:style-name="ro1">
          <table:table-cell office:value-type="float" office:value="3006.5" calcext:value-type="float">
            <text:p>3006.5</text:p>
          </table:table-cell>
          <table:table-cell office:value-type="float" office:value="2444.05135" calcext:value-type="float">
            <text:p>2444.05135</text:p>
          </table:table-cell>
          <table:table-cell office:value-type="float" office:value="1600" calcext:value-type="float">
            <text:p>1600</text:p>
          </table:table-cell>
          <table:table-cell office:value-type="float" office:value="13.51542329" calcext:value-type="float">
            <text:p>13.51542329</text:p>
          </table:table-cell>
          <table:table-cell office:value-type="float" office:value="1039.5" calcext:value-type="float">
            <text:p>1039.5</text:p>
          </table:table-cell>
          <table:table-cell office:value-type="float" office:value="25.51470164" calcext:value-type="float">
            <text:p>25.51470164</text:p>
          </table:table-cell>
          <table:table-cell office:value-type="float" office:value="1761.75" calcext:value-type="float">
            <text:p>1761.75</text:p>
          </table:table-cell>
          <table:table-cell office:value-type="float" office:value="95.62905765" calcext:value-type="float">
            <text:p>95.6290576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474.401342" calcext:value-type="float">
            <text:p>2474.401342</text:p>
          </table:table-cell>
          <table:table-cell office:value-type="float" office:value="1597.25" calcext:value-type="float">
            <text:p>1597.25</text:p>
          </table:table-cell>
          <table:table-cell office:value-type="float" office:value="13.37597348" calcext:value-type="float">
            <text:p>13.37597348</text:p>
          </table:table-cell>
          <table:table-cell office:value-type="float" office:value="1038.75" calcext:value-type="float">
            <text:p>1038.75</text:p>
          </table:table-cell>
          <table:table-cell office:value-type="float" office:value="25.72126228" calcext:value-type="float">
            <text:p>25.72126228</text:p>
          </table:table-cell>
          <table:table-cell office:value-type="float" office:value="1759.75" calcext:value-type="float">
            <text:p>1759.75</text:p>
          </table:table-cell>
          <table:table-cell office:value-type="float" office:value="94.5846182" calcext:value-type="float">
            <text:p>94.584618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505.048636" calcext:value-type="float">
            <text:p>2505.048636</text:p>
          </table:table-cell>
          <table:table-cell office:value-type="float" office:value="1594.25" calcext:value-type="float">
            <text:p>1594.25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037.5" calcext:value-type="float">
            <text:p>1037.5</text:p>
          </table:table-cell>
          <table:table-cell office:value-type="float" office:value="25.51470164" calcext:value-type="float">
            <text:p>25.51470164</text:p>
          </table:table-cell>
          <table:table-cell office:value-type="float" office:value="1759.5" calcext:value-type="float">
            <text:p>1759.5</text:p>
          </table:table-cell>
          <table:table-cell office:value-type="float" office:value="95.05963041" calcext:value-type="float">
            <text:p>95.05963041</text:p>
          </table:table-cell>
        </table:table-row>
        <table:table-row table:style-name="ro1">
          <table:table-cell office:value-type="float" office:value="3049.75" calcext:value-type="float">
            <text:p>3049.75</text:p>
          </table:table-cell>
          <table:table-cell office:value-type="float" office:value="2535.212729" calcext:value-type="float">
            <text:p>2535.212729</text:p>
          </table:table-cell>
          <table:table-cell office:value-type="float" office:value="1591.25" calcext:value-type="float">
            <text:p>1591.25</text:p>
          </table:table-cell>
          <table:table-cell office:value-type="float" office:value="13.35102992" calcext:value-type="float">
            <text:p>13.35102992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25.61737691" calcext:value-type="float">
            <text:p>25.61737691</text:p>
          </table:table-cell>
          <table:table-cell office:value-type="float" office:value="1759.25" calcext:value-type="float">
            <text:p>1759.25</text:p>
          </table:table-cell>
          <table:table-cell office:value-type="float" office:value="95.74401635" calcext:value-type="float">
            <text:p>95.74401635</text:p>
          </table:table-cell>
        </table:table-row>
        <table:table-row table:style-name="ro1">
          <table:table-cell office:value-type="float" office:value="3064.25" calcext:value-type="float">
            <text:p>3064.25</text:p>
          </table:table-cell>
          <table:table-cell office:value-type="float" office:value="2565.539758" calcext:value-type="float">
            <text:p>2565.539758</text:p>
          </table:table-cell>
          <table:table-cell office:value-type="float" office:value="1588.75" calcext:value-type="float">
            <text:p>1588.75</text:p>
          </table:table-cell>
          <table:table-cell office:value-type="float" office:value="13.59840677" calcext:value-type="float">
            <text:p>13.59840677</text:p>
          </table:table-cell>
          <table:table-cell office:value-type="float" office:value="1036.75" calcext:value-type="float">
            <text:p>1036.75</text:p>
          </table:table-cell>
          <table:table-cell office:value-type="float" office:value="25.83763405" calcext:value-type="float">
            <text:p>25.83763405</text:p>
          </table:table-cell>
          <table:table-cell office:value-type="float" office:value="1759" calcext:value-type="float">
            <text:p>1759</text:p>
          </table:table-cell>
          <table:table-cell office:value-type="float" office:value="95.84362264" calcext:value-type="float">
            <text:p>95.84362264</text:p>
          </table:table-cell>
        </table:table-row>
        <table:table-row table:style-name="ro1">
          <table:table-cell office:value-type="float" office:value="3078.25" calcext:value-type="float">
            <text:p>3078.25</text:p>
          </table:table-cell>
          <table:table-cell office:value-type="float" office:value="2596.181475" calcext:value-type="float">
            <text:p>2596.181475</text:p>
          </table:table-cell>
          <table:table-cell office:value-type="float" office:value="1586.25" calcext:value-type="float">
            <text:p>1586.25</text:p>
          </table:table-cell>
          <table:table-cell office:value-type="float" office:value="13.88944443" calcext:value-type="float">
            <text:p>13.88944443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24.9849955" calcext:value-type="float">
            <text:p>24.9849955</text:p>
          </table:table-cell>
          <table:table-cell office:value-type="float" office:value="1758" calcext:value-type="float">
            <text:p>1758</text:p>
          </table:table-cell>
          <table:table-cell office:value-type="float" office:value="95.84362264" calcext:value-type="float">
            <text:p>95.84362264</text:p>
          </table:table-cell>
        </table:table-row>
        <table:table-row table:style-name="ro1">
          <table:table-cell office:value-type="float" office:value="3093.25" calcext:value-type="float">
            <text:p>3093.25</text:p>
          </table:table-cell>
          <table:table-cell office:value-type="float" office:value="2626.148051" calcext:value-type="float">
            <text:p>2626.148051</text:p>
          </table:table-cell>
          <table:table-cell office:value-type="float" office:value="1583" calcext:value-type="float">
            <text:p>1583</text:p>
          </table:table-cell>
          <table:table-cell office:value-type="float" office:value="13.51542329" calcext:value-type="float">
            <text:p>13.51542329</text:p>
          </table:table-cell>
          <table:table-cell office:value-type="float" office:value="1033.75" calcext:value-type="float">
            <text:p>1033.75</text:p>
          </table:table-cell>
          <table:table-cell office:value-type="float" office:value="24.9849955" calcext:value-type="float">
            <text:p>24.9849955</text:p>
          </table:table-cell>
          <table:table-cell office:value-type="float" office:value="1757.5" calcext:value-type="float">
            <text:p>1757.5</text:p>
          </table:table-cell>
          <table:table-cell office:value-type="float" office:value="95.23829762" calcext:value-type="float">
            <text:p>95.23829762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656.982248" calcext:value-type="float">
            <text:p>2656.982248</text:p>
          </table:table-cell>
          <table:table-cell office:value-type="float" office:value="1580.75" calcext:value-type="float">
            <text:p>1580.75</text:p>
          </table:table-cell>
          <table:table-cell office:value-type="float" office:value="14.103782" calcext:value-type="float">
            <text:p>14.103782</text:p>
          </table:table-cell>
          <table:table-cell office:value-type="float" office:value="1033.5" calcext:value-type="float">
            <text:p>1033.5</text:p>
          </table:table-cell>
          <table:table-cell office:value-type="float" office:value="24.77229635" calcext:value-type="float">
            <text:p>24.77229635</text:p>
          </table:table-cell>
          <table:table-cell office:value-type="float" office:value="1756.25" calcext:value-type="float">
            <text:p>1756.25</text:p>
          </table:table-cell>
          <table:table-cell office:value-type="float" office:value="95.17483911" calcext:value-type="float">
            <text:p>95.17483911</text:p>
          </table:table-cell>
        </table:table-row>
        <table:table-row table:style-name="ro1">
          <table:table-cell office:value-type="float" office:value="3121.75" calcext:value-type="float">
            <text:p>3121.75</text:p>
          </table:table-cell>
          <table:table-cell office:value-type="float" office:value="2687.140906" calcext:value-type="float">
            <text:p>2687.140906</text:p>
          </table:table-cell>
          <table:table-cell office:value-type="float" office:value="1578" calcext:value-type="float">
            <text:p>1578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032.5" calcext:value-type="float">
            <text:p>1032.5</text:p>
          </table:table-cell>
          <table:table-cell office:value-type="float" office:value="24.77229635" calcext:value-type="float">
            <text:p>24.77229635</text:p>
          </table:table-cell>
          <table:table-cell office:value-type="float" office:value="1755.75" calcext:value-type="float">
            <text:p>1755.75</text:p>
          </table:table-cell>
          <table:table-cell office:value-type="float" office:value="95.38474721" calcext:value-type="float">
            <text:p>95.38474721</text:p>
          </table:table-cell>
        </table:table-row>
        <table:table-row table:style-name="ro1">
          <table:table-cell office:value-type="float" office:value="3136.5" calcext:value-type="float">
            <text:p>3136.5</text:p>
          </table:table-cell>
          <table:table-cell office:value-type="float" office:value="2717.299824" calcext:value-type="float">
            <text:p>2717.299824</text:p>
          </table:table-cell>
          <table:table-cell office:value-type="float" office:value="1575.75" calcext:value-type="float">
            <text:p>1575.75</text:p>
          </table:table-cell>
          <table:table-cell office:value-type="float" office:value="13.1497782" calcext:value-type="float">
            <text:p>13.1497782</text:p>
          </table:table-cell>
          <table:table-cell office:value-type="float" office:value="1031.5" calcext:value-type="float">
            <text:p>1031.5</text:p>
          </table:table-cell>
          <table:table-cell office:value-type="float" office:value="24.67792536" calcext:value-type="float">
            <text:p>24.67792536</text:p>
          </table:table-cell>
          <table:table-cell office:value-type="float" office:value="1755.5" calcext:value-type="float">
            <text:p>1755.5</text:p>
          </table:table-cell>
          <table:table-cell office:value-type="float" office:value="95.98784645" calcext:value-type="float">
            <text:p>95.98784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4:52:03.734854703</dc:date>
    <meta:editing-duration>PT3M</meta:editing-duration>
    <meta:editing-cycles>3</meta:editing-cycles>
    <meta:generator>LibreOffice/6.1.3.2$Linux_X86_64 LibreOffice_project/10$Build-2</meta:generator>
    <meta:document-statistic meta:table-count="1" meta:cell-count="976" meta:object-count="0"/>
  </office:meta>
</office:document-meta>
</file>